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T17_83" style:family="text"/>
    <style:style style:name="T17_84" style:family="text"/>
    <style:style style:name="T17_85" style:family="text"/>
    <style:style style:name="T17_86" style:family="text"/>
    <style:style style:name="T17_87" style:family="text"/>
    <style:style style:name="T17_88" style:family="text"/>
    <style:style style:name="T17_89" style:family="text"/>
    <style:style style:name="T17_90" style:family="text"/>
    <style:style style:name="T17_91" style:family="text"/>
    <style:style style:name="T17_92" style:family="text"/>
    <style:style style:name="T17_93" style:family="text"/>
    <style:style style:name="T17_94" style:family="text"/>
    <style:style style:name="T17_95" style:family="text"/>
    <style:style style:name="T17_96" style:family="text"/>
    <style:style style:name="T17_97" style:family="text"/>
    <style:style style:name="T17_98" style:family="text"/>
    <style:style style:name="T17_99" style:family="text"/>
    <style:style style:name="T17_100" style:family="text"/>
    <style:style style:name="T17_101" style:family="text"/>
    <style:style style:name="T17_102" style:family="text"/>
    <style:style style:name="T17_103" style:family="text"/>
    <style:style style:name="T17_10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/>
    <style:style style:name="T21_97" style:family="text"/>
    <style:style style:name="T21_98" style:family="text"/>
    <style:style style:name="T21_99" style:family="text"/>
    <style:style style:name="T21_100" style:family="text"/>
    <style:style style:name="T21_101" style:family="text"/>
    <style:style style:name="T21_102" style:family="text"/>
    <style:style style:name="T21_103" style:family="text"/>
    <style:style style:name="T21_104" style:family="text"/>
    <style:style style:name="T21_105" style:family="text"/>
    <style:style style:name="T21_106" style:family="text"/>
    <style:style style:name="T21_107" style:family="text"/>
    <style:style style:name="T21_108" style:family="text"/>
    <style:style style:name="T21_109" style:family="text"/>
    <style:style style:name="T21_110" style:family="text"/>
    <style:style style:name="T21_111" style:family="text"/>
    <style:style style:name="T21_112" style:family="text"/>
    <style:style style:name="T21_113" style:family="text"/>
    <style:style style:name="T21_114" style:family="text"/>
    <style:style style:name="T21_115" style:family="text"/>
    <style:style style:name="T21_116" style:family="text"/>
    <style:style style:name="T21_117" style:family="text"/>
    <style:style style:name="T21_118" style:family="text"/>
    <style:style style:name="T21_119" style:family="text"/>
    <style:style style:name="T21_120" style:family="text"/>
    <style:style style:name="T21_121" style:family="text"/>
    <style:style style:name="T21_122" style:family="text"/>
    <style:style style:name="T21_123" style:family="text"/>
    <style:style style:name="T21_124" style:family="text"/>
    <style:style style:name="T21_125" style:family="text"/>
    <style:style style:name="T21_126" style:family="text"/>
    <style:style style:name="T21_127" style:family="text"/>
    <style:style style:name="T21_128" style:family="text"/>
    <style:style style:name="T21_129" style:family="text"/>
    <style:style style:name="T21_130" style:family="text"/>
    <style:style style:name="T21_131" style:family="text"/>
    <style:style style:name="T21_132" style:family="text"/>
    <style:style style:name="T21_133" style:family="text"/>
    <style:style style:name="T21_134" style:family="text"/>
    <style:style style:name="T21_135" style:family="text"/>
    <style:style style:name="T21_136" style:family="text"/>
    <style:style style:name="T21_137" style:family="text"/>
    <style:style style:name="T21_138" style:family="text"/>
    <style:style style:name="T21_139" style:family="text"/>
    <style:style style:name="T21_140" style:family="text"/>
    <style:style style:name="T21_141" style:family="text"/>
    <style:style style:name="T21_142" style:family="text"/>
    <style:style style:name="T21_143" style:family="text"/>
    <style:style style:name="T21_144" style:family="text"/>
    <style:style style:name="T21_145" style:family="text"/>
    <style:style style:name="T21_146" style:family="text"/>
    <style:style style:name="T21_147" style:family="text"/>
    <style:style style:name="T21_148" style:family="text"/>
    <style:style style:name="T21_149" style:family="text"/>
    <style:style style:name="T21_150" style:family="text"/>
    <style:style style:name="T21_151" style:family="text"/>
    <style:style style:name="T21_152" style:family="text"/>
    <style:style style:name="P22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T23_15" style:family="text">
      <style:text-properties fo:background-color="#ffffff"/>
    </style:style>
    <style:style style:name="T23_16" style:family="text">
      <style:text-properties fo:background-color="#ffffff"/>
    </style:style>
    <style:style style:name="T23_17" style:family="text">
      <style:text-properties fo:background-color="#ffffff"/>
    </style:style>
    <style:style style:name="T23_18" style:family="text">
      <style:text-properties fo:background-color="#ffffff"/>
    </style:style>
    <style:style style:name="T23_19" style:family="text">
      <style:text-properties fo:background-color="#ffffff"/>
    </style:style>
    <style:style style:name="T23_20" style:family="text">
      <style:text-properties fo:background-color="#ffffff"/>
    </style:style>
    <style:style style:name="T23_21" style:family="text">
      <style:text-properties fo:background-color="#ffffff"/>
    </style:style>
    <style:style style:name="T23_22" style:family="text">
      <style:text-properties fo:background-color="#ffffff"/>
    </style:style>
    <style:style style:name="T23_23" style:family="text">
      <style:text-properties fo:background-color="#ffffff"/>
    </style:style>
    <style:style style:name="T23_24" style:family="text">
      <style:text-properties fo:background-color="#ffffff"/>
    </style:style>
    <style:style style:name="T23_25" style:family="text">
      <style:text-properties fo:background-color="#ffffff"/>
    </style:style>
    <style:style style:name="T23_26" style:family="text">
      <style:text-properties fo:background-color="#ffffff"/>
    </style:style>
    <style:style style:name="T23_27" style:family="text">
      <style:text-properties fo:background-color="#ffffff"/>
    </style:style>
    <style:style style:name="T23_28" style:family="text">
      <style:text-properties fo:background-color="#ffffff"/>
    </style:style>
    <style:style style:name="T23_29" style:family="text">
      <style:text-properties fo:background-color="#ffffff"/>
    </style:style>
    <style:style style:name="T23_30" style:family="text">
      <style:text-properties fo:background-color="#ffffff"/>
    </style:style>
    <style:style style:name="T23_31" style:family="text">
      <style:text-properties fo:background-color="#ffffff"/>
    </style:style>
    <style:style style:name="T23_32" style:family="text">
      <style:text-properties fo:background-color="#ffffff"/>
    </style:style>
    <style:style style:name="T23_33" style:family="text">
      <style:text-properties fo:background-color="#ffffff"/>
    </style:style>
    <style:style style:name="T23_34" style:family="text">
      <style:text-properties fo:background-color="#ffffff"/>
    </style:style>
    <style:style style:name="T23_35" style:family="text">
      <style:text-properties fo:background-color="#ffffff"/>
    </style:style>
    <style:style style:name="T23_36" style:family="text">
      <style:text-properties fo:background-color="#ffffff"/>
    </style:style>
    <style:style style:name="T23_37" style:family="text">
      <style:text-properties fo:background-color="#ffffff"/>
    </style:style>
    <style:style style:name="T23_38" style:family="text">
      <style:text-properties fo:background-color="#ffffff"/>
    </style:style>
    <style:style style:name="T23_39" style:family="text">
      <style:text-properties fo:background-color="#ffffff"/>
    </style:style>
    <style:style style:name="T23_40" style:family="text">
      <style:text-properties fo:background-color="#ffffff"/>
    </style:style>
    <style:style style:name="T23_41" style:family="text">
      <style:text-properties fo:background-color="#ffffff"/>
    </style:style>
    <style:style style:name="T23_42" style:family="text">
      <style:text-properties fo:background-color="#ffffff"/>
    </style:style>
    <style:style style:name="T23_43" style:family="text">
      <style:text-properties fo:background-color="#ffffff"/>
    </style:style>
    <style:style style:name="T23_44" style:family="text">
      <style:text-properties fo:background-color="#ffffff"/>
    </style:style>
    <style:style style:name="T23_45" style:family="text">
      <style:text-properties fo:background-color="#ffffff"/>
    </style:style>
    <style:style style:name="T23_46" style:family="text">
      <style:text-properties fo:background-color="#ffffff"/>
    </style:style>
    <style:style style:name="T23_47" style:family="text">
      <style:text-properties fo:background-color="#ffffff"/>
    </style:style>
    <style:style style:name="T23_48" style:family="text">
      <style:text-properties fo:background-color="#ffffff"/>
    </style:style>
    <style:style style:name="T23_49" style:family="text">
      <style:text-properties fo:background-color="#ffffff"/>
    </style:style>
    <style:style style:name="T23_50" style:family="text">
      <style:text-properties fo:background-color="#ffffff"/>
    </style:style>
    <style:style style:name="T23_51" style:family="text">
      <style:text-properties fo:background-color="#ffffff"/>
    </style:style>
    <style:style style:name="T23_52" style:family="text">
      <style:text-properties fo:background-color="#ffffff"/>
    </style:style>
    <style:style style:name="T23_53" style:family="text">
      <style:text-properties fo:background-color="#ffffff"/>
    </style:style>
    <style:style style:name="T23_54" style:family="text">
      <style:text-properties fo:background-color="#ffffff"/>
    </style:style>
    <style:style style:name="T23_55" style:family="text">
      <style:text-properties fo:background-color="#ffffff"/>
    </style:style>
    <style:style style:name="T23_56" style:family="text">
      <style:text-properties fo:background-color="#ffffff"/>
    </style:style>
    <style:style style:name="T23_57" style:family="text">
      <style:text-properties fo:background-color="#ffffff"/>
    </style:style>
    <style:style style:name="T23_58" style:family="text">
      <style:text-properties fo:background-color="#ffffff"/>
    </style:style>
    <style:style style:name="T23_59" style:family="text">
      <style:text-properties fo:background-color="#ffffff"/>
    </style:style>
    <style:style style:name="T23_60" style:family="text">
      <style:text-properties fo:background-color="#ffffff"/>
    </style:style>
    <style:style style:name="T23_61" style:family="text">
      <style:text-properties fo:background-color="#ffffff"/>
    </style:style>
    <style:style style:name="T23_62" style:family="text">
      <style:text-properties fo:background-color="#ffffff"/>
    </style:style>
    <style:style style:name="T23_63" style:family="text">
      <style:text-properties fo:background-color="#ffffff"/>
    </style:style>
    <style:style style:name="T23_64" style:family="text">
      <style:text-properties fo:background-color="#ffffff"/>
    </style:style>
    <style:style style:name="T23_65" style:family="text">
      <style:text-properties fo:background-color="#ffffff"/>
    </style:style>
    <style:style style:name="T23_66" style:family="text">
      <style:text-properties fo:background-color="#ffffff"/>
    </style:style>
    <style:style style:name="T23_67" style:family="text">
      <style:text-properties fo:background-color="#ffffff"/>
    </style:style>
    <style:style style:name="T23_68" style:family="text">
      <style:text-properties fo:background-color="#ffffff"/>
    </style:style>
    <style:style style:name="T23_69" style:family="text">
      <style:text-properties fo:background-color="#ffffff"/>
    </style:style>
    <style:style style:name="T23_70" style:family="text">
      <style:text-properties fo:background-color="#ffffff"/>
    </style:style>
    <style:style style:name="T23_71" style:family="text">
      <style:text-properties fo:background-color="#ffffff"/>
    </style:style>
    <style:style style:name="T23_72" style:family="text">
      <style:text-properties fo:background-color="#ffffff"/>
    </style:style>
    <style:style style:name="T23_73" style:family="text">
      <style:text-properties fo:background-color="#ffffff"/>
    </style:style>
    <style:style style:name="T23_74" style:family="text">
      <style:text-properties fo:background-color="#ffffff"/>
    </style:style>
    <style:style style:name="T23_75" style:family="text">
      <style:text-properties fo:background-color="#ffffff"/>
    </style:style>
    <style:style style:name="T23_76" style:family="text">
      <style:text-properties fo:background-color="#ffffff"/>
    </style:style>
    <style:style style:name="T23_77" style:family="text">
      <style:text-properties fo:background-color="#ffffff"/>
    </style:style>
    <style:style style:name="T23_78" style:family="text">
      <style:text-properties fo:background-color="#ffffff"/>
    </style:style>
    <style:style style:name="T23_79" style:family="text">
      <style:text-properties fo:background-color="#ffffff"/>
    </style:style>
    <style:style style:name="T23_80" style:family="text">
      <style:text-properties fo:background-color="#ffffff"/>
    </style:style>
    <style:style style:name="T23_81" style:family="text">
      <style:text-properties fo:background-color="#ffffff"/>
    </style:style>
    <style:style style:name="T23_82" style:family="text">
      <style:text-properties fo:background-color="#ffffff"/>
    </style:style>
    <style:style style:name="T23_83" style:family="text">
      <style:text-properties fo:background-color="#ffffff"/>
    </style:style>
    <style:style style:name="T23_84" style:family="text">
      <style:text-properties fo:background-color="#ffffff"/>
    </style:style>
    <style:style style:name="T23_85" style:family="text">
      <style:text-properties fo:background-color="#ffffff"/>
    </style:style>
    <style:style style:name="T23_86" style:family="text">
      <style:text-properties fo:background-color="#ffffff"/>
    </style:style>
    <style:style style:name="T23_87" style:family="text">
      <style:text-properties fo:background-color="#ffffff"/>
    </style:style>
    <style:style style:name="T23_88" style:family="text">
      <style:text-properties fo:background-color="#ffffff"/>
    </style:style>
    <style:style style:name="T23_89" style:family="text">
      <style:text-properties fo:background-color="#ffffff"/>
    </style:style>
    <style:style style:name="T23_90" style:family="text">
      <style:text-properties fo:background-color="#ffffff"/>
    </style:style>
    <style:style style:name="T23_91" style:family="text">
      <style:text-properties fo:background-color="#ffffff"/>
    </style:style>
    <style:style style:name="T23_92" style:family="text">
      <style:text-properties fo:background-color="#ffffff"/>
    </style:style>
    <style:style style:name="T23_93" style:family="text">
      <style:text-properties fo:background-color="#ffffff"/>
    </style:style>
    <style:style style:name="T23_94" style:family="text">
      <style:text-properties fo:background-color="#ffffff"/>
    </style:style>
    <style:style style:name="T23_95" style:family="text">
      <style:text-properties fo:background-color="#ffffff"/>
    </style:style>
    <style:style style:name="T23_96" style:family="text">
      <style:text-properties fo:background-color="#ffffff"/>
    </style:style>
    <style:style style:name="T23_97" style:family="text">
      <style:text-properties fo:background-color="#ffffff"/>
    </style:style>
    <style:style style:name="T23_98" style:family="text">
      <style:text-properties fo:background-color="#ffffff"/>
    </style:style>
    <style:style style:name="T23_99" style:family="text">
      <style:text-properties fo:background-color="#ffffff"/>
    </style:style>
    <style:style style:name="T23_100" style:family="text">
      <style:text-properties fo:background-color="#ffffff"/>
    </style:style>
    <style:style style:name="T23_101" style:family="text">
      <style:text-properties fo:background-color="#ffffff"/>
    </style:style>
    <style:style style:name="T23_102" style:family="text">
      <style:text-properties fo:background-color="#ffffff"/>
    </style:style>
    <style:style style:name="T23_103" style:family="text">
      <style:text-properties fo:background-color="#ffffff"/>
    </style:style>
    <style:style style:name="T23_104" style:family="text">
      <style:text-properties fo:background-color="#ffffff"/>
    </style:style>
    <style:style style:name="T23_105" style:family="text">
      <style:text-properties fo:background-color="#ffffff"/>
    </style:style>
    <style:style style:name="T23_106" style:family="text">
      <style:text-properties fo:background-color="#ffffff"/>
    </style:style>
    <style:style style:name="T23_107" style:family="text">
      <style:text-properties fo:background-color="#ffffff"/>
    </style:style>
    <style:style style:name="T23_108" style:family="text">
      <style:text-properties fo:background-color="#ffffff"/>
    </style:style>
    <style:style style:name="T23_109" style:family="text">
      <style:text-properties fo:background-color="#ffffff"/>
    </style:style>
    <style:style style:name="T23_110" style:family="text">
      <style:text-properties fo:background-color="#ffffff"/>
    </style:style>
    <style:style style:name="P24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ffffff"/>
    </style:style>
    <style:style style:name="T25_2" style:family="text">
      <style:text-properties fo:background-color="#ffffff"/>
    </style:style>
    <style:style style:name="T25_3" style:family="text">
      <style:text-properties fo:background-color="#ffffff"/>
    </style:style>
    <style:style style:name="T25_4" style:family="text">
      <style:text-properties fo:background-color="#ffffff"/>
    </style:style>
    <style:style style:name="T25_5" style:family="text">
      <style:text-properties fo:background-color="#ffffff"/>
    </style:style>
    <style:style style:name="T25_6" style:family="text">
      <style:text-properties fo:background-color="#ffffff"/>
    </style:style>
    <style:style style:name="T25_7" style:family="text">
      <style:text-properties fo:background-color="#ffffff"/>
    </style:style>
    <style:style style:name="T25_8" style:family="text">
      <style:text-properties fo:background-color="#ffffff"/>
    </style:style>
    <style:style style:name="T25_9" style:family="text">
      <style:text-properties fo:background-color="#ffffff"/>
    </style:style>
    <style:style style:name="T25_10" style:family="text">
      <style:text-properties fo:background-color="#ffffff"/>
    </style:style>
    <style:style style:name="T25_11" style:family="text">
      <style:text-properties fo:background-color="#ffffff"/>
    </style:style>
    <style:style style:name="T25_12" style:family="text">
      <style:text-properties fo:background-color="#ffffff"/>
    </style:style>
    <style:style style:name="T25_13" style:family="text">
      <style:text-properties fo:background-color="#ffffff"/>
    </style:style>
    <style:style style:name="T25_14" style:family="text">
      <style:text-properties fo:background-color="#ffffff"/>
    </style:style>
    <style:style style:name="T25_15" style:family="text">
      <style:text-properties fo:background-color="#ffffff"/>
    </style:style>
    <style:style style:name="T25_16" style:family="text">
      <style:text-properties fo:background-color="#ffffff"/>
    </style:style>
    <style:style style:name="T25_17" style:family="text">
      <style:text-properties fo:background-color="#ffffff"/>
    </style:style>
    <style:style style:name="T25_18" style:family="text">
      <style:text-properties fo:background-color="#ffffff"/>
    </style:style>
    <style:style style:name="T25_19" style:family="text">
      <style:text-properties fo:background-color="#ffffff"/>
    </style:style>
    <style:style style:name="T25_20" style:family="text">
      <style:text-properties fo:background-color="#ffffff"/>
    </style:style>
    <style:style style:name="T25_21" style:family="text">
      <style:text-properties fo:background-color="#ffffff"/>
    </style:style>
    <style:style style:name="T25_22" style:family="text">
      <style:text-properties fo:background-color="#ffffff"/>
    </style:style>
    <style:style style:name="T25_23" style:family="text">
      <style:text-properties fo:background-color="#ffffff"/>
    </style:style>
    <style:style style:name="T25_24" style:family="text">
      <style:text-properties fo:background-color="#ffffff"/>
    </style:style>
    <style:style style:name="T25_25" style:family="text">
      <style:text-properties fo:background-color="#ffffff"/>
    </style:style>
    <style:style style:name="T25_26" style:family="text">
      <style:text-properties fo:background-color="#ffffff"/>
    </style:style>
    <style:style style:name="T25_27" style:family="text">
      <style:text-properties fo:background-color="#ffffff"/>
    </style:style>
    <style:style style:name="T25_28" style:family="text">
      <style:text-properties fo:background-color="#ffffff"/>
    </style:style>
    <style:style style:name="T25_29" style:family="text">
      <style:text-properties fo:background-color="#ffffff"/>
    </style:style>
    <style:style style:name="T25_30" style:family="text">
      <style:text-properties fo:background-color="#ffffff"/>
    </style:style>
    <style:style style:name="T25_31" style:family="text">
      <style:text-properties fo:background-color="#ffffff"/>
    </style:style>
    <style:style style:name="T25_32" style:family="text">
      <style:text-properties fo:background-color="#ffffff"/>
    </style:style>
    <style:style style:name="T25_33" style:family="text">
      <style:text-properties fo:background-color="#ffffff"/>
    </style:style>
    <style:style style:name="T25_34" style:family="text">
      <style:text-properties fo:background-color="#ffffff"/>
    </style:style>
    <style:style style:name="T25_35" style:family="text">
      <style:text-properties fo:background-color="#ffffff"/>
    </style:style>
    <style:style style:name="T25_36" style:family="text">
      <style:text-properties fo:background-color="#ffffff"/>
    </style:style>
    <style:style style:name="T25_37" style:family="text">
      <style:text-properties fo:background-color="#ffffff"/>
    </style:style>
    <style:style style:name="T25_38" style:family="text">
      <style:text-properties fo:background-color="#ffffff"/>
    </style:style>
    <style:style style:name="T25_39" style:family="text">
      <style:text-properties fo:background-color="#ffffff"/>
    </style:style>
    <style:style style:name="T25_40" style:family="text">
      <style:text-properties fo:background-color="#ffffff"/>
    </style:style>
    <style:style style:name="T25_41" style:family="text">
      <style:text-properties fo:background-color="#ffffff"/>
    </style:style>
    <style:style style:name="T25_42" style:family="text">
      <style:text-properties fo:background-color="#ffffff"/>
    </style:style>
    <style:style style:name="T25_43" style:family="text">
      <style:text-properties fo:background-color="#ffffff"/>
    </style:style>
    <style:style style:name="T25_44" style:family="text">
      <style:text-properties fo:background-color="#ffffff"/>
    </style:style>
    <style:style style:name="T25_45" style:family="text">
      <style:text-properties fo:background-color="#ffffff"/>
    </style:style>
    <style:style style:name="T25_46" style:family="text">
      <style:text-properties fo:background-color="#ffffff"/>
    </style:style>
    <style:style style:name="T25_47" style:family="text">
      <style:text-properties fo:background-color="#ffffff"/>
    </style:style>
    <style:style style:name="T25_48" style:family="text">
      <style:text-properties fo:background-color="#ffffff"/>
    </style:style>
    <style:style style:name="T25_49" style:family="text">
      <style:text-properties fo:background-color="#ffffff"/>
    </style:style>
    <style:style style:name="T25_50" style:family="text">
      <style:text-properties fo:background-color="#ffffff"/>
    </style:style>
    <style:style style:name="T25_51" style:family="text">
      <style:text-properties fo:background-color="#ffffff"/>
    </style:style>
    <style:style style:name="T25_52" style:family="text">
      <style:text-properties fo:background-color="#ffffff"/>
    </style:style>
    <style:style style:name="T25_53" style:family="text">
      <style:text-properties fo:background-color="#ffffff"/>
    </style:style>
    <style:style style:name="T25_54" style:family="text">
      <style:text-properties fo:background-color="#ffffff"/>
    </style:style>
    <style:style style:name="T25_55" style:family="text">
      <style:text-properties fo:background-color="#ffffff"/>
    </style:style>
    <style:style style:name="T25_56" style:family="text">
      <style:text-properties fo:background-color="#ffffff"/>
    </style:style>
    <style:style style:name="T25_57" style:family="text">
      <style:text-properties fo:background-color="#ffffff"/>
    </style:style>
    <style:style style:name="T25_58" style:family="text">
      <style:text-properties fo:background-color="#ffffff"/>
    </style:style>
    <style:style style:name="T25_59" style:family="text">
      <style:text-properties fo:background-color="#ffffff"/>
    </style:style>
    <style:style style:name="T25_60" style:family="text">
      <style:text-properties fo:background-color="#ffffff"/>
    </style:style>
    <style:style style:name="T25_61" style:family="text">
      <style:text-properties fo:background-color="#ffffff"/>
    </style:style>
    <style:style style:name="T25_62" style:family="text">
      <style:text-properties fo:background-color="#ffffff"/>
    </style:style>
    <style:style style:name="T25_63" style:family="text">
      <style:text-properties fo:background-color="#ffffff"/>
    </style:style>
    <style:style style:name="T25_64" style:family="text">
      <style:text-properties fo:background-color="#ffffff"/>
    </style:style>
    <style:style style:name="T25_65" style:family="text">
      <style:text-properties fo:background-color="#ffffff"/>
    </style:style>
    <style:style style:name="T25_66" style:family="text">
      <style:text-properties fo:background-color="#ffffff"/>
    </style:style>
    <style:style style:name="T25_67" style:family="text">
      <style:text-properties fo:background-color="#ffffff"/>
    </style:style>
    <style:style style:name="T25_68" style:family="text">
      <style:text-properties fo:background-color="#ffffff"/>
    </style:style>
    <style:style style:name="T25_69" style:family="text">
      <style:text-properties fo:background-color="#ffffff"/>
    </style:style>
    <style:style style:name="T25_70" style:family="text">
      <style:text-properties fo:background-color="#ffffff"/>
    </style:style>
    <style:style style:name="T25_71" style:family="text">
      <style:text-properties fo:background-color="#ffffff"/>
    </style:style>
    <style:style style:name="T25_72" style:family="text">
      <style:text-properties fo:background-color="#ffffff"/>
    </style:style>
    <style:style style:name="T25_73" style:family="text">
      <style:text-properties fo:background-color="#ffffff"/>
    </style:style>
    <style:style style:name="T25_74" style:family="text">
      <style:text-properties fo:background-color="#ffffff"/>
    </style:style>
    <style:style style:name="T25_75" style:family="text">
      <style:text-properties fo:background-color="#ffffff"/>
    </style:style>
    <style:style style:name="T25_76" style:family="text">
      <style:text-properties fo:background-color="#ffffff"/>
    </style:style>
    <style:style style:name="T25_77" style:family="text">
      <style:text-properties fo:background-color="#ffffff"/>
    </style:style>
    <style:style style:name="T25_78" style:family="text">
      <style:text-properties fo:background-color="#ffffff"/>
    </style:style>
    <style:style style:name="T25_79" style:family="text">
      <style:text-properties fo:background-color="#ffffff"/>
    </style:style>
    <style:style style:name="T25_80" style:family="text">
      <style:text-properties fo:background-color="#ffffff"/>
    </style:style>
    <style:style style:name="T25_81" style:family="text">
      <style:text-properties fo:background-color="#ffffff"/>
    </style:style>
    <style:style style:name="T25_82" style:family="text">
      <style:text-properties fo:background-color="#ffffff"/>
    </style:style>
    <style:style style:name="T25_83" style:family="text">
      <style:text-properties fo:background-color="#ffffff"/>
    </style:style>
    <style:style style:name="T25_84" style:family="text">
      <style:text-properties fo:background-color="#ffffff"/>
    </style:style>
    <style:style style:name="T25_85" style:family="text">
      <style:text-properties fo:background-color="#ffffff"/>
    </style:style>
    <style:style style:name="T25_86" style:family="text">
      <style:text-properties fo:background-color="#ffffff"/>
    </style:style>
    <style:style style:name="T25_87" style:family="text">
      <style:text-properties fo:background-color="#ffffff"/>
    </style:style>
    <style:style style:name="T25_88" style:family="text">
      <style:text-properties fo:background-color="#ffffff"/>
    </style:style>
    <style:style style:name="T25_89" style:family="text">
      <style:text-properties fo:background-color="#ffffff"/>
    </style:style>
    <style:style style:name="T25_90" style:family="text">
      <style:text-properties fo:background-color="#ffffff"/>
    </style:style>
    <style:style style:name="T25_91" style:family="text">
      <style:text-properties fo:background-color="#ffffff"/>
    </style:style>
    <style:style style:name="T25_92" style:family="text">
      <style:text-properties fo:background-color="#ffffff"/>
    </style:style>
    <style:style style:name="T25_93" style:family="text">
      <style:text-properties fo:background-color="#ffffff"/>
    </style:style>
    <style:style style:name="T25_94" style:family="text">
      <style:text-properties fo:background-color="#ffffff"/>
    </style:style>
    <style:style style:name="T25_95" style:family="text">
      <style:text-properties fo:background-color="#ffffff"/>
    </style:style>
    <style:style style:name="T25_96" style:family="text">
      <style:text-properties fo:background-color="#ffffff"/>
    </style:style>
    <style:style style:name="T25_97" style:family="text">
      <style:text-properties fo:background-color="#ffffff"/>
    </style:style>
    <style:style style:name="T25_98" style:family="text">
      <style:text-properties fo:background-color="#ffffff"/>
    </style:style>
    <style:style style:name="T25_99" style:family="text">
      <style:text-properties fo:background-color="#ffffff"/>
    </style:style>
    <style:style style:name="T25_100" style:family="text">
      <style:text-properties fo:background-color="#ffffff"/>
    </style:style>
    <style:style style:name="T25_101" style:family="text">
      <style:text-properties fo:background-color="#ffffff"/>
    </style:style>
    <style:style style:name="T25_102" style:family="text">
      <style:text-properties fo:background-color="#ffffff"/>
    </style:style>
    <style:style style:name="T25_103" style:family="text">
      <style:text-properties fo:background-color="#ffffff"/>
    </style:style>
    <style:style style:name="T25_104" style:family="text">
      <style:text-properties fo:background-color="#ffffff"/>
    </style:style>
    <style:style style:name="T25_105" style:family="text">
      <style:text-properties fo:background-color="#ffffff"/>
    </style:style>
    <style:style style:name="T25_106" style:family="text">
      <style:text-properties fo:background-color="#ffffff"/>
    </style:style>
    <style:style style:name="T25_107" style:family="text">
      <style:text-properties fo:background-color="#ffffff"/>
    </style:style>
    <style:style style:name="T25_108" style:family="text">
      <style:text-properties fo:background-color="#ffffff"/>
    </style:style>
    <style:style style:name="T25_109" style:family="text">
      <style:text-properties fo:background-color="#ffffff"/>
    </style:style>
    <style:style style:name="T25_110" style:family="text">
      <style:text-properties fo:background-color="#ffffff"/>
    </style:style>
    <style:style style:name="T25_111" style:family="text">
      <style:text-properties fo:background-color="#ffffff"/>
    </style:style>
    <style:style style:name="T25_112" style:family="text">
      <style:text-properties fo:background-color="#ffffff"/>
    </style:style>
    <style:style style:name="T25_113" style:family="text">
      <style:text-properties fo:background-color="#ffffff"/>
    </style:style>
    <style:style style:name="T25_114" style:family="text">
      <style:text-properties fo:background-color="#ffffff"/>
    </style:style>
    <style:style style:name="T25_115" style:family="text">
      <style:text-properties fo:background-color="#ffffff"/>
    </style:style>
    <style:style style:name="T25_116" style:family="text">
      <style:text-properties fo:background-color="#ffffff"/>
    </style:style>
    <style:style style:name="T25_117" style:family="text">
      <style:text-properties fo:background-color="#ffffff"/>
    </style:style>
    <style:style style:name="T25_118" style:family="text">
      <style:text-properties fo:background-color="#ffffff"/>
    </style:style>
    <style:style style:name="T25_119" style:family="text">
      <style:text-properties fo:background-color="#ffffff"/>
    </style:style>
    <style:style style:name="T25_120" style:family="text">
      <style:text-properties fo:background-color="#ffffff"/>
    </style:style>
    <style:style style:name="T25_121" style:family="text">
      <style:text-properties fo:background-color="#ffffff"/>
    </style:style>
    <style:style style:name="T25_122" style:family="text">
      <style:text-properties fo:background-color="#ffffff"/>
    </style:style>
    <style:style style:name="T25_123" style:family="text">
      <style:text-properties fo:background-color="#ffffff"/>
    </style:style>
    <style:style style:name="T25_124" style:family="text">
      <style:text-properties fo:background-color="#ffffff"/>
    </style:style>
    <style:style style:name="T25_125" style:family="text">
      <style:text-properties fo:background-color="#ffffff"/>
    </style:style>
    <style:style style:name="T25_126" style:family="text">
      <style:text-properties fo:background-color="#ffffff"/>
    </style:style>
    <style:style style:name="T25_127" style:family="text">
      <style:text-properties fo:background-color="#ffffff"/>
    </style:style>
    <style:style style:name="T25_128" style:family="text">
      <style:text-properties fo:background-color="#ffffff"/>
    </style:style>
    <style:style style:name="T25_129" style:family="text">
      <style:text-properties fo:background-color="#ffffff"/>
    </style:style>
    <style:style style:name="T25_130" style:family="text">
      <style:text-properties fo:background-color="#ffffff"/>
    </style:style>
    <style:style style:name="T25_131" style:family="text">
      <style:text-properties fo:background-color="#ffffff"/>
    </style:style>
    <style:style style:name="T25_132" style:family="text">
      <style:text-properties fo:background-color="#ffffff"/>
    </style:style>
    <style:style style:name="T25_133" style:family="text">
      <style:text-properties fo:background-color="#ffffff"/>
    </style:style>
    <style:style style:name="T25_134" style:family="text">
      <style:text-properties fo:background-color="#ffffff"/>
    </style:style>
    <style:style style:name="T25_135" style:family="text">
      <style:text-properties fo:background-color="#ffffff"/>
    </style:style>
    <style:style style:name="T25_136" style:family="text">
      <style:text-properties fo:background-color="#ffffff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7_1" style:family="text">
      <style:text-properties fo:color="#000000" style:font-name="Arial" style:font-name-asian="Arial" style:font-name-complex="Arial"/>
    </style:style>
    <style:style style:name="T27_2" style:family="text">
      <style:text-properties fo:color="#000000" style:font-name="Arial" style:font-name-asian="Arial" style:font-name-complex="Arial"/>
    </style:style>
    <style:style style:name="T27_3" style:family="text">
      <style:text-properties fo:color="#000000" style:font-name="Arial" style:font-name-asian="Arial" style:font-name-complex="Arial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P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_6" style:family="text">
      <style:text-properties fo:font-weight="bold" style:font-weight-asian="bold" style:font-weight-complex="bold"/>
    </style:style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_6" style:family="text"/>
    <style:style style:name="T34_7" style:family="text"/>
    <style:style style:name="T34_8" style:family="text"/>
    <style:style style:name="T34_9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38_1" style:family="text">
      <style:text-properties fo:color="#000000" style:font-name="Arial" style:font-name-asian="Arial" style:font-name-complex="Arial"/>
    </style:style>
    <style:style style:name="T38_2" style:family="text">
      <style:text-properties fo:color="#000000" style:font-name="Arial" style:font-name-asian="Arial" style:font-name-complex="Arial"/>
    </style:style>
    <style:style style:name="T38_3" style:family="text">
      <style:text-properties fo:color="#000000" style:font-name="Arial" style:font-name-asian="Arial" style:font-name-complex="Arial"/>
    </style:style>
    <style:style style:name="P39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>
      <style:text-properties fo:background-color="#ffffff"/>
    </style:style>
    <style:style style:name="T40_2" style:family="text">
      <style:text-properties fo:background-color="#ffffff"/>
    </style:style>
    <style:style style:name="T40_3" style:family="text">
      <style:text-properties fo:background-color="#ffffff"/>
    </style:style>
    <style:style style:name="T40_4" style:family="text">
      <style:text-properties fo:background-color="#ffffff"/>
    </style:style>
    <style:style style:name="T40_5" style:family="text">
      <style:text-properties fo:background-color="#ffffff"/>
    </style:style>
    <style:style style:name="T40_6" style:family="text">
      <style:text-properties fo:background-color="#ffffff"/>
    </style:style>
    <style:style style:name="T40_7" style:family="text">
      <style:text-properties fo:background-color="#ffffff"/>
    </style:style>
    <style:style style:name="T40_8" style:family="text">
      <style:text-properties fo:background-color="#ffffff"/>
    </style:style>
    <style:style style:name="T40_9" style:family="text">
      <style:text-properties fo:background-color="#ffffff"/>
    </style:style>
    <style:style style:name="T40_10" style:family="text">
      <style:text-properties fo:background-color="#ffffff"/>
    </style:style>
    <style:style style:name="T40_11" style:family="text">
      <style:text-properties fo:background-color="#ffffff"/>
    </style:style>
    <style:style style:name="T40_12" style:family="text">
      <style:text-properties fo:background-color="#ffffff"/>
    </style:style>
    <style:style style:name="T40_13" style:family="text">
      <style:text-properties fo:background-color="#ffffff"/>
    </style:style>
    <style:style style:name="T40_14" style:family="text">
      <style:text-properties fo:background-color="#ffffff"/>
    </style:style>
    <style:style style:name="T40_15" style:family="text">
      <style:text-properties fo:background-color="#ffffff"/>
    </style:style>
    <style:style style:name="T40_16" style:family="text">
      <style:text-properties fo:background-color="#ffffff"/>
    </style:style>
    <style:style style:name="T40_17" style:family="text">
      <style:text-properties fo:background-color="#ffffff"/>
    </style:style>
    <style:style style:name="T40_18" style:family="text">
      <style:text-properties fo:background-color="#ffffff"/>
    </style:style>
    <style:style style:name="T40_19" style:family="text">
      <style:text-properties fo:background-color="#ffffff"/>
    </style:style>
    <style:style style:name="T40_20" style:family="text">
      <style:text-properties fo:background-color="#ffffff"/>
    </style:style>
    <style:style style:name="T40_21" style:family="text">
      <style:text-properties fo:background-color="#ffffff"/>
    </style:style>
    <style:style style:name="T40_22" style:family="text">
      <style:text-properties fo:background-color="#ffffff"/>
    </style:style>
    <style:style style:name="T40_23" style:family="text">
      <style:text-properties fo:background-color="#ffffff"/>
    </style:style>
    <style:style style:name="T40_24" style:family="text">
      <style:text-properties fo:background-color="#ffffff"/>
    </style:style>
    <style:style style:name="T40_25" style:family="text">
      <style:text-properties fo:background-color="#ffffff"/>
    </style:style>
    <style:style style:name="T40_26" style:family="text">
      <style:text-properties fo:background-color="#ffffff"/>
    </style:style>
    <style:style style:name="T40_27" style:family="text">
      <style:text-properties fo:background-color="#ffffff"/>
    </style:style>
    <style:style style:name="T40_28" style:family="text">
      <style:text-properties fo:background-color="#ffffff"/>
    </style:style>
    <style:style style:name="T40_29" style:family="text">
      <style:text-properties fo:background-color="#ffffff"/>
    </style:style>
    <style:style style:name="T40_30" style:family="text">
      <style:text-properties fo:background-color="#ffffff"/>
    </style:style>
    <style:style style:name="T40_31" style:family="text">
      <style:text-properties fo:background-color="#ffffff"/>
    </style:style>
    <style:style style:name="T40_32" style:family="text">
      <style:text-properties fo:background-color="#ffffff"/>
    </style:style>
    <style:style style:name="T40_33" style:family="text">
      <style:text-properties fo:background-color="#ffffff"/>
    </style:style>
    <style:style style:name="T40_34" style:family="text">
      <style:text-properties fo:background-color="#ffffff"/>
    </style:style>
    <style:style style:name="T40_35" style:family="text">
      <style:text-properties fo:background-color="#ffffff"/>
    </style:style>
    <style:style style:name="T40_36" style:family="text">
      <style:text-properties fo:background-color="#ffffff"/>
    </style:style>
    <style:style style:name="T40_37" style:family="text">
      <style:text-properties fo:background-color="#ffffff"/>
    </style:style>
    <style:style style:name="T40_38" style:family="text">
      <style:text-properties fo:background-color="#ffffff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>
      <style:text-properties fo:background-color="#ffffff"/>
    </style:style>
    <style:style style:name="T41_2" style:family="text">
      <style:text-properties fo:background-color="#ffffff"/>
    </style:style>
    <style:style style:name="T41_3" style:family="text">
      <style:text-properties fo:background-color="#ffffff"/>
    </style:style>
    <style:style style:name="T41_4" style:family="text">
      <style:text-properties fo:background-color="#ffffff"/>
    </style:style>
    <style:style style:name="T41_5" style:family="text">
      <style:text-properties fo:background-color="#ffffff"/>
    </style:style>
    <style:style style:name="T41_6" style:family="text">
      <style:text-properties fo:background-color="#ffffff"/>
    </style:style>
    <style:style style:name="T41_7" style:family="text">
      <style:text-properties fo:background-color="#ffffff"/>
    </style:style>
    <style:style style:name="T41_8" style:family="text">
      <style:text-properties fo:background-color="#ffffff"/>
    </style:style>
    <style:style style:name="T41_9" style:family="text">
      <style:text-properties fo:background-color="#ffffff"/>
    </style:style>
    <style:style style:name="T41_10" style:family="text">
      <style:text-properties fo:background-color="#ffffff"/>
    </style:style>
    <style:style style:name="T41_11" style:family="text">
      <style:text-properties fo:background-color="#ffffff"/>
    </style:style>
    <style:style style:name="T41_12" style:family="text">
      <style:text-properties fo:background-color="#ffffff"/>
    </style:style>
    <style:style style:name="T41_13" style:family="text">
      <style:text-properties fo:background-color="#ffffff"/>
    </style:style>
    <style:style style:name="T41_14" style:family="text">
      <style:text-properties fo:background-color="#ffffff"/>
    </style:style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>
      <style:text-properties fo:background-color="#ffffff"/>
    </style:style>
    <style:style style:name="T42_2" style:family="text">
      <style:text-properties fo:background-color="#ffffff"/>
    </style:style>
    <style:style style:name="T42_3" style:family="text">
      <style:text-properties fo:background-color="#ffffff"/>
    </style:style>
    <style:style style:name="T42_4" style:family="text">
      <style:text-properties fo:background-color="#ffffff"/>
    </style:style>
    <style:style style:name="T42_5" style:family="text">
      <style:text-properties fo:background-color="#ffffff"/>
    </style:style>
    <style:style style:name="T42_6" style:family="text">
      <style:text-properties fo:background-color="#ffffff"/>
    </style:style>
    <style:style style:name="T42_7" style:family="text">
      <style:text-properties fo:background-color="#ffffff"/>
    </style:style>
    <style:style style:name="T42_8" style:family="text">
      <style:text-properties fo:background-color="#ffffff"/>
    </style:style>
    <style:style style:name="T42_9" style:family="text">
      <style:text-properties fo:background-color="#ffffff" fo:font-weight="bold" style:font-weight-asian="bold" style:font-weight-complex="bold"/>
    </style:style>
    <style:style style:name="T42_10" style:family="text">
      <style:text-properties fo:background-color="#ffffff"/>
    </style:style>
    <style:style style:name="T42_11" style:family="text">
      <style:text-properties fo:background-color="#ffffff"/>
    </style:style>
    <style:style style:name="T42_12" style:family="text">
      <style:text-properties fo:background-color="#ffffff"/>
    </style:style>
    <style:style style:name="T42_13" style:family="text">
      <style:text-properties fo:background-color="#ffffff"/>
    </style:style>
    <style:style style:name="T42_14" style:family="text">
      <style:text-properties fo:background-color="#ffffff"/>
    </style:style>
    <style:style style:name="T42_15" style:family="text">
      <style:text-properties fo:background-color="#ffffff"/>
    </style:style>
    <style:style style:name="T42_16" style:family="text">
      <style:text-properties fo:background-color="#ffffff"/>
    </style:style>
    <style:style style:name="T42_17" style:family="text">
      <style:text-properties fo:background-color="#ffffff"/>
    </style:style>
    <style:style style:name="T42_18" style:family="text">
      <style:text-properties fo:background-color="#ffffff"/>
    </style:style>
    <style:style style:name="T42_19" style:family="text">
      <style:text-properties fo:background-color="#ffffff"/>
    </style:style>
    <style:style style:name="T42_20" style:family="text">
      <style:text-properties fo:background-color="#ffffff"/>
    </style:style>
    <style:style style:name="T42_21" style:family="text">
      <style:text-properties fo:background-color="#ffffff"/>
    </style:style>
    <style:style style:name="T42_22" style:family="text">
      <style:text-properties fo:background-color="#ffffff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>
      <style:text-properties fo:background-color="#ffffff"/>
    </style:style>
    <style:style style:name="T43_2" style:family="text">
      <style:text-properties fo:background-color="#ffffff"/>
    </style:style>
    <style:style style:name="T43_3" style:family="text">
      <style:text-properties fo:background-color="#ffffff"/>
    </style:style>
    <style:style style:name="T43_4" style:family="text">
      <style:text-properties fo:background-color="#ffffff"/>
    </style:style>
    <style:style style:name="T43_5" style:family="text">
      <style:text-properties fo:background-color="#ffffff"/>
    </style:style>
    <style:style style:name="T43_6" style:family="text">
      <style:text-properties fo:background-color="#ffffff"/>
    </style:style>
    <style:style style:name="T43_7" style:family="text">
      <style:text-properties fo:background-color="#ffffff"/>
    </style:style>
    <style:style style:name="T43_8" style:family="text">
      <style:text-properties fo:background-color="#ffffff"/>
    </style:style>
    <style:style style:name="T43_9" style:family="text">
      <style:text-properties fo:background-color="#ffffff"/>
    </style:style>
    <style:style style:name="T43_10" style:family="text">
      <style:text-properties fo:background-color="#ffffff"/>
    </style:style>
    <style:style style:name="T43_11" style:family="text">
      <style:text-properties fo:background-color="#ffffff"/>
    </style:style>
    <style:style style:name="T43_12" style:family="text">
      <style:text-properties fo:background-color="#ffffff"/>
    </style:style>
    <style:style style:name="T43_13" style:family="text">
      <style:text-properties fo:background-color="#ffffff"/>
    </style:style>
    <style:style style:name="T43_14" style:family="text">
      <style:text-properties fo:background-color="#ffffff"/>
    </style:style>
    <style:style style:name="T43_15" style:family="text">
      <style:text-properties fo:background-color="#ffffff"/>
    </style:style>
    <style:style style:name="T43_16" style:family="text">
      <style:text-properties fo:background-color="#ffffff"/>
    </style:style>
    <style:style style:name="T43_17" style:family="text">
      <style:text-properties fo:background-color="#ffffff"/>
    </style:style>
    <style:style style:name="T43_18" style:family="text">
      <style:text-properties fo:background-color="#ffffff"/>
    </style:style>
    <style:style style:name="T43_19" style:family="text">
      <style:text-properties fo:background-color="#ffffff"/>
    </style:style>
    <style:style style:name="T43_20" style:family="text">
      <style:text-properties fo:background-color="#ffffff"/>
    </style:style>
    <style:style style:name="T43_21" style:family="text">
      <style:text-properties fo:background-color="#ffffff"/>
    </style:style>
    <style:style style:name="T43_22" style:family="text">
      <style:text-properties fo:background-color="#ffffff"/>
    </style:style>
    <style:style style:name="T43_23" style:family="text">
      <style:text-properties fo:background-color="#ffffff"/>
    </style:style>
    <style:style style:name="T43_24" style:family="text">
      <style:text-properties fo:background-color="#ffffff"/>
    </style:style>
    <style:style style:name="T43_25" style:family="text">
      <style:text-properties fo:background-color="#ffffff"/>
    </style:style>
    <style:style style:name="T43_26" style:family="text">
      <style:text-properties fo:background-color="#ffffff"/>
    </style:style>
    <style:style style:name="T43_27" style:family="text">
      <style:text-properties fo:background-color="#ffffff"/>
    </style:style>
    <style:style style:name="T43_28" style:family="text">
      <style:text-properties fo:background-color="#ffffff"/>
    </style:style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>
      <style:text-properties fo:background-color="#ffffff"/>
    </style:style>
    <style:style style:name="T44_2" style:family="text">
      <style:text-properties fo:background-color="#ffffff"/>
    </style:style>
    <style:style style:name="T44_3" style:family="text">
      <style:text-properties fo:background-color="#ffffff"/>
    </style:style>
    <style:style style:name="T44_4" style:family="text">
      <style:text-properties fo:background-color="#ffffff"/>
    </style:style>
    <style:style style:name="T44_5" style:family="text">
      <style:text-properties fo:background-color="#ffffff"/>
    </style:style>
    <style:style style:name="T44_6" style:family="text">
      <style:text-properties fo:background-color="#ffffff"/>
    </style:style>
    <style:style style:name="T44_7" style:family="text">
      <style:text-properties fo:background-color="#ffffff"/>
    </style:style>
    <style:style style:name="T44_8" style:family="text">
      <style:text-properties fo:background-color="#ffffff"/>
    </style:style>
    <style:style style:name="T44_9" style:family="text">
      <style:text-properties fo:background-color="#ffffff"/>
    </style:style>
    <style:style style:name="T44_10" style:family="text">
      <style:text-properties fo:background-color="#ffffff"/>
    </style:style>
    <style:style style:name="T44_11" style:family="text">
      <style:text-properties fo:background-color="#ffffff"/>
    </style:style>
    <style:style style:name="T44_12" style:family="text">
      <style:text-properties fo:background-color="#ffffff"/>
    </style:style>
    <style:style style:name="T44_13" style:family="text">
      <style:text-properties fo:background-color="#ffffff"/>
    </style:style>
    <style:style style:name="T44_14" style:family="text">
      <style:text-properties fo:background-color="#ffffff"/>
    </style:style>
    <style:style style:name="T44_15" style:family="text">
      <style:text-properties fo:background-color="#ffffff"/>
    </style:style>
    <style:style style:name="T44_16" style:family="text">
      <style:text-properties fo:background-color="#ffffff"/>
    </style:style>
    <style:style style:name="T44_17" style:family="text">
      <style:text-properties fo:background-color="#ffffff"/>
    </style:style>
    <style:style style:name="T44_18" style:family="text">
      <style:text-properties fo:background-color="#ffffff"/>
    </style:style>
    <style:style style:name="T44_19" style:family="text">
      <style:text-properties fo:background-color="#ffffff"/>
    </style:style>
    <style:style style:name="T44_20" style:family="text">
      <style:text-properties fo:background-color="#ffffff"/>
    </style:style>
    <style:style style:name="T44_21" style:family="text">
      <style:text-properties fo:background-color="#ffffff"/>
    </style:style>
    <style:style style:name="T44_22" style:family="text">
      <style:text-properties fo:background-color="#ffffff"/>
    </style:style>
    <style:style style:name="T44_23" style:family="text">
      <style:text-properties fo:background-color="#ffffff"/>
    </style:style>
    <style:style style:name="T44_24" style:family="text">
      <style:text-properties fo:background-color="#ffffff"/>
    </style:style>
    <style:style style:name="T44_25" style:family="text">
      <style:text-properties fo:background-color="#ffffff"/>
    </style:style>
    <style:style style:name="T44_26" style:family="text">
      <style:text-properties fo:background-color="#ffffff"/>
    </style:style>
    <style:style style:name="T44_27" style:family="text">
      <style:text-properties fo:background-color="#ffffff"/>
    </style:style>
    <style:style style:name="T44_28" style:family="text">
      <style:text-properties fo:background-color="#ffffff"/>
    </style:style>
    <style:style style:name="T44_29" style:family="text">
      <style:text-properties fo:background-color="#ffffff"/>
    </style:style>
    <style:style style:name="T44_30" style:family="text">
      <style:text-properties fo:background-color="#ffffff"/>
    </style:style>
    <style:style style:name="T44_31" style:family="text">
      <style:text-properties fo:background-color="#ffffff"/>
    </style:style>
    <style:style style:name="T44_32" style:family="text">
      <style:text-properties fo:background-color="#ffffff"/>
    </style:style>
    <style:style style:name="T44_33" style:family="text">
      <style:text-properties fo:background-color="#ffffff"/>
    </style:style>
    <style:style style:name="T44_34" style:family="text">
      <style:text-properties fo:background-color="#ffffff"/>
    </style:style>
    <style:style style:name="T44_35" style:family="text">
      <style:text-properties fo:background-color="#ffffff"/>
    </style:style>
    <style:style style:name="T44_36" style:family="text">
      <style:text-properties fo:background-color="#ffffff"/>
    </style:style>
    <style:style style:name="T44_37" style:family="text">
      <style:text-properties fo:background-color="#ffffff"/>
    </style:style>
    <style:style style:name="T44_38" style:family="text">
      <style:text-properties fo:background-color="#ffffff"/>
    </style:style>
    <style:style style:name="T44_39" style:family="text">
      <style:text-properties fo:background-color="#ffffff"/>
    </style:style>
    <style:style style:name="T44_40" style:family="text">
      <style:text-properties fo:background-color="#ffffff"/>
    </style:style>
    <style:style style:name="T44_41" style:family="text">
      <style:text-properties fo:background-color="#ffffff"/>
    </style:style>
    <style:style style:name="T44_42" style:family="text">
      <style:text-properties fo:background-color="#ffffff"/>
    </style:style>
    <style:style style:name="T44_43" style:family="text">
      <style:text-properties fo:background-color="#ffffff"/>
    </style:style>
    <style:style style:name="T44_44" style:family="text">
      <style:text-properties fo:background-color="#ffffff"/>
    </style:style>
    <style:style style:name="P4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idpgdo54l0j3"/><text:bookmark-end text:name="h.idpgdo54l0j3"/><text:span text:style-name="T1_1">Isaac</text:span><text:span text:style-name="T1_2"><text:s/></text:span><text:span text:style-name="T1_3">Rosencrantz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Isaac</text:span><text:span text:style-name="T3_6"><text:s/></text:span><text:span text:style-name="T3_7">Rosencrantz</text:span><text:span text:style-name="T3_8"><text:s/></text:span><text:span text:style-name="T3_9">and</text:span><text:span text:style-name="T3_10"><text:s/></text:span><text:span text:style-name="T3_11">you</text:span><text:span text:style-name="T3_12"><text:s/></text:span><text:span text:style-name="T3_13">are</text:span><text:span text:style-name="T3_14"><text:s/></text:span><text:span text:style-name="T3_15">a</text:span><text:span text:style-name="T3_16"><text:s/></text:span><text:span text:style-name="T3_17">money</text:span><text:span text:style-name="T3_18">-</text:span><text:span text:style-name="T3_19">lender</text:span><text:span text:style-name="T3_20">.<text:s/></text:span><text:span text:style-name="T3_21">Not</text:span><text:span text:style-name="T3_22"><text:s/></text:span><text:span text:style-name="T3_23">the</text:span><text:span text:style-name="T3_24"><text:s/></text:span><text:span text:style-name="T3_25">most</text:span><text:span text:style-name="T3_26"><text:s/></text:span><text:span text:style-name="T3_27">glamorous</text:span><text:span text:style-name="T3_28"><text:s/></text:span><text:span text:style-name="T3_29">of</text:span><text:span text:style-name="T3_30"><text:s/></text:span><text:span text:style-name="T3_31">occupations</text:span><text:span text:style-name="T3_32"><text:s/></text:span><text:span text:style-name="T3_33">and</text:span><text:span text:style-name="T3_34"><text:s/></text:span><text:span text:style-name="T3_35">one</text:span><text:span text:style-name="T3_36"><text:s/></text:span><text:span text:style-name="T3_37">that</text:span><text:span text:style-name="T3_38"><text:s/></text:span><text:span text:style-name="T3_39">doesn</text:span><text:span text:style-name="T3_40">’</text:span><text:span text:style-name="T3_41">t</text:span><text:span text:style-name="T3_42"><text:s/></text:span><text:span text:style-name="T3_43">make</text:span><text:span text:style-name="T3_44"><text:s/></text:span><text:span text:style-name="T3_45">you</text:span><text:span text:style-name="T3_46"><text:s/></text:span><text:span text:style-name="T3_47">a</text:span><text:span text:style-name="T3_48"><text:s/></text:span><text:span text:style-name="T3_49">lot</text:span><text:span text:style-name="T3_50"><text:s/></text:span><text:span text:style-name="T3_51">of</text:span><text:span text:style-name="T3_52"><text:s/></text:span><text:span text:style-name="T3_53">friends</text:span><text:span text:style-name="T3_54"><text:s/></text:span><text:span text:style-name="T3_55">either</text:span><text:span text:style-name="T3_56">.<text:s/></text:span><text:span text:style-name="T3_57">While</text:span><text:span text:style-name="T3_58"><text:s/></text:span><text:span text:style-name="T3_59">everybody</text:span><text:span text:style-name="T3_60"><text:s/></text:span><text:span text:style-name="T3_61">in</text:span><text:span text:style-name="T3_62"><text:s/></text:span><text:span text:style-name="T3_63">town</text:span><text:span text:style-name="T3_64"><text:s/></text:span><text:span text:style-name="T3_65">is</text:span><text:span text:style-name="T3_66"><text:s/></text:span><text:span text:style-name="T3_67">happy</text:span><text:span text:style-name="T3_68"><text:s/></text:span><text:span text:style-name="T3_69">to</text:span><text:span text:style-name="T3_70"><text:s/></text:span><text:span text:style-name="T3_71">take</text:span><text:span text:style-name="T3_72"><text:s/></text:span><text:span text:style-name="T3_73">on</text:span><text:span text:style-name="T3_74"><text:s/></text:span><text:span text:style-name="T3_75">the</text:span><text:span text:style-name="T3_76"><text:s/></text:span><text:span text:style-name="T3_77">debt</text:span><text:span text:style-name="T3_78"><text:s/></text:span><text:span text:style-name="T3_79">when</text:span><text:span text:style-name="T3_80"><text:s/></text:span><text:span text:style-name="T3_81">times</text:span><text:span text:style-name="T3_82"><text:s/></text:span><text:span text:style-name="T3_83">are</text:span><text:span text:style-name="T3_84"><text:s/></text:span><text:span text:style-name="T3_85">good</text:span><text:span text:style-name="T3_86">,<text:s/></text:span><text:span text:style-name="T3_87">they</text:span><text:span text:style-name="T3_88"><text:s/></text:span><text:span text:style-name="T3_89">always</text:span><text:span text:style-name="T3_90"><text:s/></text:span><text:span text:style-name="T3_91">grumble</text:span><text:span text:style-name="T3_92"><text:s/></text:span><text:span text:style-name="T3_93">about</text:span><text:span text:style-name="T3_94"><text:s/></text:span><text:span text:style-name="T3_95">the</text:span><text:span text:style-name="T3_96"><text:s/></text:span><text:span text:style-name="T3_97">interest</text:span><text:span text:style-name="T3_98">.<text:s/></text:span><text:span text:style-name="T3_99">That</text:span><text:span text:style-name="T3_100">’</text:span><text:span text:style-name="T3_101">s</text:span><text:span text:style-name="T3_102"><text:s/></text:span><text:span text:style-name="T3_103">just</text:span><text:span text:style-name="T3_104"><text:s/></text:span><text:span text:style-name="T3_105">your</text:span><text:span text:style-name="T3_106"><text:s/></text:span><text:span text:style-name="T3_107">small</text:span><text:span text:style-name="T3_108"><text:s/></text:span><text:span text:style-name="T3_109">piece</text:span><text:span text:style-name="T3_110"><text:s/></text:span><text:span text:style-name="T3_111">to</text:span><text:span text:style-name="T3_112"><text:s/></text:span><text:span text:style-name="T3_113">cover</text:span><text:span text:style-name="T3_114"><text:s/></text:span><text:span text:style-name="T3_115">your</text:span><text:span text:style-name="T3_116"><text:s/></text:span><text:span text:style-name="T3_117">risk</text:span><text:span text:style-name="T3_118">!<text:s/></text:span><text:span text:style-name="T3_119">But</text:span><text:span text:style-name="T3_120"><text:s/></text:span><text:span text:style-name="T3_121">without</text:span><text:span text:style-name="T3_122"><text:s/></text:span><text:span text:style-name="T3_123">fail</text:span><text:span text:style-name="T3_124"><text:s/></text:span><text:span text:style-name="T3_125">when</text:span><text:span text:style-name="T3_126"><text:s/></text:span><text:span text:style-name="T3_127">the</text:span><text:span text:style-name="T3_128"><text:s/></text:span><text:span text:style-name="T3_129">clouds</text:span><text:span text:style-name="T3_130"><text:s/></text:span><text:span text:style-name="T3_131">of</text:span><text:span text:style-name="T3_132"><text:s/></text:span><text:span text:style-name="T3_133">default</text:span><text:span text:style-name="T3_134"><text:s/></text:span><text:span text:style-name="T3_135">start</text:span><text:span text:style-name="T3_136"><text:s/></text:span><text:span text:style-name="T3_137">gathering</text:span><text:span text:style-name="T3_138">,<text:s/></text:span><text:span text:style-name="T3_139">your</text:span><text:span text:style-name="T3_140"><text:s/></text:span><text:span text:style-name="T3_141">borrowers</text:span><text:span text:style-name="T3_142"><text:s/></text:span><text:span text:style-name="T3_143">stop</text:span><text:span text:style-name="T3_144"><text:s/></text:span><text:span text:style-name="T3_145">answering</text:span><text:span text:style-name="T3_146"><text:s/></text:span><text:span text:style-name="T3_147">their</text:span><text:span text:style-name="T3_148"><text:s/></text:span><text:span text:style-name="T3_149">doors</text:span><text:span text:style-name="T3_150"><text:s/></text:span><text:span text:style-name="T3_151">and</text:span><text:span text:style-name="T3_152"><text:s/></text:span><text:span text:style-name="T3_153">occasionally</text:span><text:span text:style-name="T3_154"><text:s/></text:span><text:span text:style-name="T3_155">they</text:span><text:span text:style-name="T3_156"><text:s/></text:span><text:span text:style-name="T3_157">have</text:span><text:span text:style-name="T3_158"><text:s/></text:span><text:span text:style-name="T3_159">to</text:span><text:span text:style-name="T3_160"><text:s/></text:span><text:span text:style-name="T3_161">be</text:span><text:span text:style-name="T3_162"><text:s/></text:span><text:span text:style-name="T3_163">knocked</text:span><text:span text:style-name="T3_164"><text:s/></text:span><text:span text:style-name="T3_165">down</text:span><text:span text:style-name="T3_166"><text:s/></text:span><text:span text:style-name="T3_167">to</text:span><text:span text:style-name="T3_168"><text:s/></text:span><text:span text:style-name="T3_169">claw</text:span><text:span text:style-name="T3_170"><text:s/></text:span><text:span text:style-name="T3_171">back</text:span><text:span text:style-name="T3_172"><text:s/></text:span><text:span text:style-name="T3_173">even</text:span><text:span text:style-name="T3_174"><text:s/></text:span><text:span text:style-name="T3_175">the</text:span><text:span text:style-name="T3_176"><text:s/></text:span><text:span text:style-name="T3_177">original</text:span><text:span text:style-name="T3_178"><text:s/></text:span><text:span text:style-name="T3_179">capital</text:span><text:span text:style-name="T3_180">!</text:span></text:p>
      <text:p text:style-name="P4"/>
      <text:p text:style-name="P5"><text:span text:style-name="T5_1">The</text:span><text:span text:style-name="T5_2"><text:s/></text:span><text:span text:style-name="T5_3">murder</text:span><text:span text:style-name="T5_4"><text:s/></text:span><text:span text:style-name="T5_5">of</text:span><text:span text:style-name="T5_6"><text:s/></text:span><text:span text:style-name="T5_7">the</text:span><text:span text:style-name="T5_8"><text:s/></text:span><text:span text:style-name="T5_9">Duke</text:span><text:span text:style-name="T5_10"><text:s/></text:span><text:span text:style-name="T5_11">could</text:span><text:span text:style-name="T5_12"><text:s/></text:span><text:span text:style-name="T5_13">be</text:span><text:span text:style-name="T5_14"><text:s/></text:span><text:span text:style-name="T5_15">a</text:span><text:span text:style-name="T5_16"><text:s/></text:span><text:span text:style-name="T5_17">catstrophe</text:span><text:span text:style-name="T5_18"><text:s/></text:span><text:span text:style-name="T5_19">or</text:span><text:span text:style-name="T5_20"><text:s/></text:span><text:span text:style-name="T5_21">an</text:span><text:span text:style-name="T5_22"><text:s/></text:span><text:span text:style-name="T5_23">opportunity</text:span><text:span text:style-name="T5_24"><text:s/></text:span><text:span text:style-name="T5_25">for</text:span><text:span text:style-name="T5_26"><text:s/></text:span><text:span text:style-name="T5_27">you</text:span><text:span text:style-name="T5_28"><text:s/></text:span><text:span text:style-name="T5_29">depending</text:span><text:span text:style-name="T5_30"><text:s/></text:span><text:span text:style-name="T5_31">how</text:span><text:span text:style-name="T5_32"><text:s/></text:span><text:span text:style-name="T5_33">it</text:span><text:span text:style-name="T5_34"><text:s/></text:span><text:span text:style-name="T5_35">works</text:span><text:span text:style-name="T5_36"><text:s/></text:span><text:span text:style-name="T5_37">out</text:span><text:span text:style-name="T5_38">.<text:s/></text:span><text:span text:style-name="T5_39">Of</text:span><text:span text:style-name="T5_40"><text:s/></text:span><text:span text:style-name="T5_41">late</text:span><text:span text:style-name="T5_42"><text:s/></text:span><text:span text:style-name="T5_43">you</text:span><text:span text:style-name="T5_44"><text:s/></text:span><text:span text:style-name="T5_45">have</text:span><text:span text:style-name="T5_46"><text:s/></text:span><text:span text:style-name="T5_47">become</text:span><text:span text:style-name="T5_48"><text:s/></text:span><text:span text:style-name="T5_49">worried</text:span><text:span text:style-name="T5_50"><text:s/></text:span><text:span text:style-name="T5_51">about</text:span><text:span text:style-name="T5_52"><text:s/></text:span><text:span text:style-name="T5_53">one</text:span><text:span text:style-name="T5_54"><text:s/></text:span><text:span text:style-name="T5_55">rather</text:span><text:span text:style-name="T5_56"><text:s/></text:span><text:span text:style-name="T5_57">large</text:span><text:span text:style-name="T5_58"><text:s/></text:span><text:span text:style-name="T5_59">exposure</text:span><text:span text:style-name="T5_60"><text:s/></text:span><text:span text:style-name="T5_61">you</text:span><text:span text:style-name="T5_62"><text:s/></text:span><text:span text:style-name="T5_63">have</text:span><text:span text:style-name="T5_64"><text:s/></text:span><text:span text:style-name="T5_65">to</text:span><text:span text:style-name="T5_66"><text:s/></text:span><text:span text:style-name="T5_67">the</text:span><text:span text:style-name="T5_68"><text:s/></text:span><text:span text:style-name="T5_69">Duke</text:span><text:span text:style-name="T5_70">.<text:s/></text:span><text:span text:style-name="T5_71">A</text:span><text:span text:style-name="T5_72"><text:s/></text:span><text:span text:style-name="T5_73">year</text:span><text:span text:style-name="T5_74"><text:s/></text:span><text:span text:style-name="T5_75">ago</text:span><text:span text:style-name="T5_76">,<text:s/></text:span><text:span text:style-name="T5_77">Duke</text:span><text:span text:style-name="T5_78"><text:s/></text:span><text:span text:style-name="T5_79">Smallwood</text:span><text:span text:style-name="T5_80"><text:s/></text:span><text:span text:style-name="T5_81">himself</text:span><text:span text:style-name="T5_82"><text:s/></text:span><text:span text:style-name="T5_83">approached</text:span><text:span text:style-name="T5_84"><text:s/></text:span><text:span text:style-name="T5_85">you</text:span><text:span text:style-name="T5_86"><text:s/></text:span><text:span text:style-name="T5_87">in</text:span><text:span text:style-name="T5_88"><text:s/></text:span><text:span text:style-name="T5_89">need</text:span><text:span text:style-name="T5_90"><text:s/></text:span><text:span text:style-name="T5_91">of</text:span><text:span text:style-name="T5_92"><text:s/></text:span><text:span text:style-name="T5_93">some</text:span><text:span text:style-name="T5_94"><text:s/></text:span><text:span text:style-name="T5_95">construction</text:span><text:span text:style-name="T5_96"><text:s/></text:span><text:span text:style-name="T5_97">financing</text:span><text:span text:style-name="T5_98">.<text:s/></text:span><text:span text:style-name="T5_99">To</text:span><text:span text:style-name="T5_100"><text:s/></text:span><text:span text:style-name="T5_101">achieve</text:span><text:span text:style-name="T5_102"><text:s/></text:span><text:span text:style-name="T5_103">his</text:span><text:span text:style-name="T5_104"><text:s/></text:span><text:span text:style-name="T5_105">dream</text:span><text:span text:style-name="T5_106"><text:s/></text:span><text:span text:style-name="T5_107">of</text:span><text:span text:style-name="T5_108"><text:s/></text:span><text:span text:style-name="T5_109">a</text:span><text:span text:style-name="T5_110"><text:s/></text:span><text:span text:style-name="T5_111">world</text:span><text:span text:style-name="T5_112">-</text:span><text:span text:style-name="T5_113">renowned</text:span><text:span text:style-name="T5_114"><text:s/></text:span><text:span text:style-name="T5_115">Luton</text:span><text:span text:style-name="T5_116">,<text:s/></text:span><text:span text:style-name="T5_117">he</text:span><text:span text:style-name="T5_118"><text:s/></text:span><text:span text:style-name="T5_119">had</text:span><text:span text:style-name="T5_120"><text:s/></text:span><text:span text:style-name="T5_121">ambitions</text:span><text:span text:style-name="T5_122"><text:s/></text:span><text:span text:style-name="T5_123">to</text:span><text:span text:style-name="T5_124"><text:s/></text:span><text:span text:style-name="T5_125">construct</text:span><text:span text:style-name="T5_126"><text:s/></text:span><text:span text:style-name="T5_127">a</text:span><text:span text:style-name="T5_128"><text:s/></text:span><text:span text:style-name="T5_129">new</text:span><text:span text:style-name="T5_130"><text:s/></text:span><text:span text:style-name="T5_131">cathedral</text:span><text:span text:style-name="T5_132">.<text:s/></text:span><text:span text:style-name="T5_133">By</text:span><text:span text:style-name="T5_134"><text:s/></text:span><text:span text:style-name="T5_135">contacting</text:span><text:span text:style-name="T5_136"><text:s/></text:span><text:span text:style-name="T5_137">some</text:span><text:span text:style-name="T5_138"><text:s/></text:span><text:span text:style-name="T5_139">fellow</text:span><text:span text:style-name="T5_140"><text:s/></text:span><text:span text:style-name="T5_141">money</text:span><text:span text:style-name="T5_142">-</text:span><text:span text:style-name="T5_143">lenders</text:span><text:span text:style-name="T5_144"><text:s/></text:span><text:span text:style-name="T5_145">in</text:span><text:span text:style-name="T5_146"><text:s/></text:span><text:span text:style-name="T5_147">your</text:span><text:span text:style-name="T5_148"><text:s/></text:span><text:span text:style-name="T5_149">network</text:span><text:span text:style-name="T5_150">,<text:s/></text:span><text:span text:style-name="T5_151">you</text:span><text:span text:style-name="T5_152"><text:s/></text:span><text:span text:style-name="T5_153">managed</text:span><text:span text:style-name="T5_154"><text:s/></text:span><text:span text:style-name="T5_155">to</text:span><text:span text:style-name="T5_156"><text:s/></text:span><text:span text:style-name="T5_157">create</text:span><text:span text:style-name="T5_158"><text:s/></text:span><text:span text:style-name="T5_159">a</text:span><text:span text:style-name="T5_160"><text:s/></text:span><text:span text:style-name="T5_161">syndicate</text:span><text:span text:style-name="T5_162">,<text:s/></text:span><text:span text:style-name="T5_163">which</text:span><text:span text:style-name="T5_164"><text:s/></text:span><text:span text:style-name="T5_165">lent</text:span><text:span text:style-name="T5_166"><text:s/></text:span><text:span text:style-name="T5_167">a</text:span><text:span text:style-name="T5_168"><text:s/></text:span><text:span text:style-name="T5_169">substantial</text:span><text:span text:style-name="T5_170"><text:s/></text:span><text:span text:style-name="T5_171">sum</text:span><text:span text:style-name="T5_172"><text:s/></text:span><text:span text:style-name="T5_173">to</text:span><text:span text:style-name="T5_174"><text:s/></text:span><text:span text:style-name="T5_175">the</text:span><text:span text:style-name="T5_176"><text:s/></text:span><text:span text:style-name="T5_177">Duke</text:span><text:span text:style-name="T5_178">.</text:span></text:p>
      <text:p text:style-name="P6"/>
      <text:p text:style-name="P7"><text:span text:style-name="T7_1">However</text:span><text:span text:style-name="T7_2">,<text:s/></text:span><text:span text:style-name="T7_3">you</text:span><text:span text:style-name="T7_4"><text:s/></text:span><text:span text:style-name="T7_5">recently</text:span><text:span text:style-name="T7_6"><text:s/></text:span><text:span text:style-name="T7_7">learnt</text:span><text:span text:style-name="T7_8"><text:s/></text:span><text:span text:style-name="T7_9">that</text:span><text:span text:style-name="T7_10"><text:s/></text:span><text:span text:style-name="T7_11">the</text:span><text:span text:style-name="T7_12"><text:s/></text:span><text:span text:style-name="T7_13">Smallwood</text:span><text:span text:style-name="T7_14"><text:s/></text:span><text:span text:style-name="T7_15">revenues</text:span><text:span text:style-name="T7_16"><text:s/></text:span><text:span text:style-name="T7_17">have</text:span><text:span text:style-name="T7_18"><text:s/></text:span><text:span text:style-name="T7_19">still</text:span><text:span text:style-name="T7_20"><text:s/></text:span><text:span text:style-name="T7_21">not</text:span><text:span text:style-name="T7_22"><text:s/></text:span><text:span text:style-name="T7_23">recovered</text:span><text:span text:style-name="T7_24"><text:s/></text:span><text:span text:style-name="T7_25">from</text:span><text:span text:style-name="T7_26"><text:s/></text:span><text:span text:style-name="T7_27">the</text:span><text:span text:style-name="T7_28"><text:s/></text:span><text:span text:style-name="T7_29">recent</text:span><text:span text:style-name="T7_30"><text:s/></text:span><text:span text:style-name="T7_31">Civil</text:span><text:span text:style-name="T7_32"><text:s/></text:span><text:span text:style-name="T7_33">War</text:span><text:span text:style-name="T7_34"><text:s/></text:span><text:span text:style-name="T7_35">and</text:span><text:span text:style-name="T7_36"><text:s/></text:span><text:span text:style-name="T7_37">you</text:span><text:span text:style-name="T7_38"><text:s/></text:span><text:span text:style-name="T7_39">have</text:span><text:span text:style-name="T7_40"><text:s/></text:span><text:span text:style-name="T7_41">that</text:span><text:span text:style-name="T7_42"><text:s/></text:span><text:span text:style-name="T7_43">feeling</text:span><text:span text:style-name="T7_44"><text:s/></text:span><text:span text:style-name="T7_45">in</text:span><text:span text:style-name="T7_46"><text:s/></text:span><text:span text:style-name="T7_47">your</text:span><text:span text:style-name="T7_48"><text:s/></text:span><text:span text:style-name="T7_49">bones</text:span><text:span text:style-name="T7_50"><text:s/></text:span><text:span text:style-name="T7_51">that</text:span><text:span text:style-name="T7_52"><text:s/></text:span><text:span text:style-name="T7_53">default</text:span><text:span text:style-name="T7_54"><text:s/></text:span><text:span text:style-name="T7_55">is</text:span><text:span text:style-name="T7_56"><text:s/></text:span><text:span text:style-name="T7_57">imminent</text:span><text:span text:style-name="T7_58">.<text:s/></text:span><text:span text:style-name="T7_59">When</text:span><text:span text:style-name="T7_60"><text:s/></text:span><text:span text:style-name="T7_61">you</text:span><text:span text:style-name="T7_62"><text:s/></text:span><text:span text:style-name="T7_63">broached</text:span><text:span text:style-name="T7_64"><text:s/></text:span><text:span text:style-name="T7_65">the</text:span><text:span text:style-name="T7_66"><text:s/></text:span><text:span text:style-name="T7_67">subject</text:span><text:span text:style-name="T7_68"><text:s/></text:span><text:span text:style-name="T7_69">with</text:span><text:span text:style-name="T7_70"><text:s/></text:span><text:span text:style-name="T7_71">the</text:span><text:span text:style-name="T7_72"><text:s/></text:span><text:span text:style-name="T7_73">Duke</text:span><text:span text:style-name="T7_74"><text:s/></text:span><text:span text:style-name="T7_75">recently</text:span><text:span text:style-name="T7_76">,<text:s/></text:span><text:span text:style-name="T7_77">he</text:span><text:span text:style-name="T7_78"><text:s/></text:span><text:span text:style-name="T7_79">assured</text:span><text:span text:style-name="T7_80"><text:s/></text:span><text:span text:style-name="T7_81">you</text:span><text:span text:style-name="T7_82"><text:s/></text:span><text:span text:style-name="T7_83">that</text:span><text:span text:style-name="T7_84"><text:s/></text:span><text:span text:style-name="T7_85">everything</text:span><text:span text:style-name="T7_86"><text:s/></text:span><text:span text:style-name="T7_87">was</text:span><text:span text:style-name="T7_88"><text:s/></text:span><text:span text:style-name="T7_89">fine</text:span><text:span text:style-name="T7_90"><text:s/></text:span><text:span text:style-name="T7_91">and</text:span><text:span text:style-name="T7_92"><text:s/></text:span><text:span text:style-name="T7_93">that</text:span><text:span text:style-name="T7_94"><text:s/></text:span><text:span text:style-name="T7_95">he</text:span><text:span text:style-name="T7_96"><text:s/></text:span><text:span text:style-name="T7_97">had</text:span><text:span text:style-name="T7_98"><text:s/></text:span><text:span text:style-name="T7_99">a</text:span><text:span text:style-name="T7_100"><text:s/></text:span><text:span text:style-name="T7_101">plan</text:span><text:span text:style-name="T7_102"><text:s/></text:span><text:span text:style-name="T7_103">to</text:span><text:span text:style-name="T7_104"><text:s/></text:span><text:span text:style-name="T7_105">increase</text:span><text:span text:style-name="T7_106"><text:s/></text:span><text:span text:style-name="T7_107">taxes</text:span><text:span text:style-name="T7_108"><text:s/></text:span><text:span text:style-name="T7_109">in</text:span><text:span text:style-name="T7_110"><text:s/></text:span><text:span text:style-name="T7_111">order</text:span><text:span text:style-name="T7_112"><text:s/></text:span><text:span text:style-name="T7_113">to</text:span><text:span text:style-name="T7_114"><text:s/></text:span><text:span text:style-name="T7_115">pay</text:span><text:span text:style-name="T7_116"><text:s/></text:span><text:span text:style-name="T7_117">for</text:span><text:span text:style-name="T7_118"><text:s/></text:span><text:span text:style-name="T7_119">the</text:span><text:span text:style-name="T7_120"><text:s/></text:span><text:span text:style-name="T7_121">new</text:span><text:span text:style-name="T7_122"><text:s/></text:span><text:span text:style-name="T7_123">cathedral</text:span><text:span text:style-name="T7_124">.</text:span></text:p>
      <text:p text:style-name="P8"/>
      <text:p text:style-name="P9"><text:span text:style-name="T9_1">This</text:span><text:span text:style-name="T9_2"><text:s/></text:span><text:span text:style-name="T9_3">made</text:span><text:span text:style-name="T9_4"><text:s/></text:span><text:span text:style-name="T9_5">you</text:span><text:span text:style-name="T9_6"><text:s/></text:span><text:span text:style-name="T9_7">uneasy</text:span><text:span text:style-name="T9_8"><text:s/></text:span><text:span text:style-name="T9_9">as</text:span><text:span text:style-name="T9_10"><text:s/></text:span><text:span text:style-name="T9_11">you</text:span><text:span text:style-name="T9_12"><text:s/></text:span><text:span text:style-name="T9_13">have</text:span><text:span text:style-name="T9_14"><text:s/></text:span><text:span text:style-name="T9_15">heard</text:span><text:span text:style-name="T9_16"><text:s/></text:span><text:span text:style-name="T9_17">tales</text:span><text:span text:style-name="T9_18"><text:s/></text:span><text:span text:style-name="T9_19">of</text:span><text:span text:style-name="T9_20"><text:s/></text:span><text:span text:style-name="T9_21">what</text:span><text:span text:style-name="T9_22"><text:s/></text:span><text:span text:style-name="T9_23">happened</text:span><text:span text:style-name="T9_24"><text:s/></text:span><text:span text:style-name="T9_25">last</text:span><text:span text:style-name="T9_26"><text:s/></text:span><text:span text:style-name="T9_27">time</text:span><text:span text:style-name="T9_28"><text:s/></text:span><text:span text:style-name="T9_29">the</text:span><text:span text:style-name="T9_30"><text:s/></text:span><text:span text:style-name="T9_31">Duke</text:span><text:span text:style-name="T9_32"><text:s/></text:span><text:span text:style-name="T9_33">increased</text:span><text:span text:style-name="T9_34"><text:s/></text:span><text:span text:style-name="T9_35">taxes</text:span><text:span text:style-name="T9_36"><text:s/>-<text:s/></text:span><text:span text:style-name="T9_37">with</text:span><text:span text:style-name="T9_38"><text:s/></text:span><text:span text:style-name="T9_39">evictions</text:span><text:span text:style-name="T9_40"><text:s/></text:span><text:span text:style-name="T9_41">from</text:span><text:span text:style-name="T9_42"><text:s/></text:span><text:span text:style-name="T9_43">Luton</text:span><text:span text:style-name="T9_44"><text:s/></text:span><text:span text:style-name="T9_45">of</text:span><text:span text:style-name="T9_46"><text:s/></text:span><text:span text:style-name="T9_47">those</text:span><text:span text:style-name="T9_48"><text:s/></text:span><text:span text:style-name="T9_49">who</text:span><text:span text:style-name="T9_50"><text:s/></text:span><text:span text:style-name="T9_51">couldn</text:span><text:span text:style-name="T9_52">’</text:span><text:span text:style-name="T9_53">t</text:span><text:span text:style-name="T9_54"><text:s/></text:span><text:span text:style-name="T9_55">pay</text:span><text:span text:style-name="T9_56">.<text:s/></text:span><text:span text:style-name="T9_57">Nonetheless</text:span><text:span text:style-name="T9_58">,<text:s/></text:span><text:span text:style-name="T9_59">the</text:span><text:span text:style-name="T9_60"><text:s/></text:span><text:span text:style-name="T9_61">tax</text:span><text:span text:style-name="T9_62"><text:s/></text:span><text:span text:style-name="T9_63">increase</text:span><text:span text:style-name="T9_64"><text:s/></text:span><text:span text:style-name="T9_65">may</text:span><text:span text:style-name="T9_66"><text:s/></text:span><text:span text:style-name="T9_67">be</text:span><text:span text:style-name="T9_68"><text:s/></text:span><text:span text:style-name="T9_69">the</text:span><text:span text:style-name="T9_70"><text:s/></text:span><text:span text:style-name="T9_71">only</text:span><text:span text:style-name="T9_72"><text:s/></text:span><text:span text:style-name="T9_73">way</text:span><text:span text:style-name="T9_74"><text:s/></text:span><text:span text:style-name="T9_75">for</text:span><text:span text:style-name="T9_76"><text:s/></text:span><text:span text:style-name="T9_77">the</text:span><text:span text:style-name="T9_78"><text:s/></text:span><text:span text:style-name="T9_79">Smallwood</text:span><text:span text:style-name="T9_80">’</text:span><text:span text:style-name="T9_81">s</text:span><text:span text:style-name="T9_82"><text:s/></text:span><text:span text:style-name="T9_83">to</text:span><text:span text:style-name="T9_84"><text:s/></text:span><text:span text:style-name="T9_85">raise</text:span><text:span text:style-name="T9_86"><text:s/></text:span><text:span text:style-name="T9_87">sufficient</text:span><text:span text:style-name="T9_88"><text:s/></text:span><text:span text:style-name="T9_89">funds</text:span><text:span text:style-name="T9_90"><text:s/></text:span><text:span text:style-name="T9_91">to</text:span><text:span text:style-name="T9_92"><text:s/></text:span><text:span text:style-name="T9_93">pay</text:span><text:span text:style-name="T9_94"><text:s/></text:span><text:span text:style-name="T9_95">back</text:span><text:span text:style-name="T9_96"><text:s/></text:span><text:span text:style-name="T9_97">the</text:span><text:span text:style-name="T9_98"><text:s/></text:span><text:span text:style-name="T9_99">debt</text:span><text:span text:style-name="T9_100">.<text:s/></text:span><text:span text:style-name="T9_101">Now</text:span><text:span text:style-name="T9_102"><text:s/></text:span><text:span text:style-name="T9_103">the</text:span><text:span text:style-name="T9_104"><text:s/></text:span><text:span text:style-name="T9_105">Duke</text:span><text:span text:style-name="T9_106"><text:s/></text:span><text:span text:style-name="T9_107">is</text:span><text:span text:style-name="T9_108"><text:s/></text:span><text:span text:style-name="T9_109">dead</text:span><text:span text:style-name="T9_110">,<text:s/></text:span><text:span text:style-name="T9_111">you</text:span><text:span text:style-name="T9_112"><text:s/></text:span><text:span text:style-name="T9_113">need</text:span><text:span text:style-name="T9_114"><text:s/></text:span><text:span text:style-name="T9_115">to</text:span><text:span text:style-name="T9_116"><text:s/></text:span><text:span text:style-name="T9_117">make</text:span><text:span text:style-name="T9_118"><text:s/></text:span><text:span text:style-name="T9_119">sure</text:span><text:span text:style-name="T9_120"><text:s/></text:span><text:span text:style-name="T9_121">that</text:span><text:span text:style-name="T9_122"><text:s/></text:span><text:span text:style-name="T9_123">Duchess</text:span><text:span text:style-name="T9_124"><text:s/></text:span><text:span text:style-name="T9_125">Smallwood</text:span><text:span text:style-name="T9_126"><text:s/></text:span><text:span text:style-name="T9_127">announces</text:span><text:span text:style-name="T9_128"><text:s/></text:span><text:span text:style-name="T9_129">the</text:span><text:span text:style-name="T9_130"><text:s/></text:span><text:span text:style-name="T9_131">tax</text:span><text:span text:style-name="T9_132"><text:s/></text:span><text:span text:style-name="T9_133">increase</text:span><text:span text:style-name="T9_134"><text:s/></text:span><text:span text:style-name="T9_135">at</text:span><text:span text:style-name="T9_136"><text:s/></text:span><text:span text:style-name="T9_137">the</text:span><text:span text:style-name="T9_138"><text:s/></text:span><text:span text:style-name="T9_139">Town</text:span><text:span text:style-name="T9_140"><text:s/></text:span><text:span text:style-name="T9_141">Dance</text:span><text:span text:style-name="T9_142">.</text:span></text:p>
      <text:p text:style-name="P10"/>
      <text:p text:style-name="P11"><text:span text:style-name="T11_1">The</text:span><text:span text:style-name="T11_2"><text:s/></text:span><text:span text:style-name="T11_3">other</text:span><text:span text:style-name="T11_4"><text:s/></text:span><text:span text:style-name="T11_5">alternative</text:span><text:span text:style-name="T11_6"><text:s/></text:span><text:span text:style-name="T11_7">is</text:span><text:span text:style-name="T11_8"><text:s/></text:span><text:span text:style-name="T11_9">to</text:span><text:span text:style-name="T11_10"><text:s/></text:span><text:span text:style-name="T11_11">take</text:span><text:span text:style-name="T11_12"><text:s/></text:span><text:span text:style-name="T11_13">the</text:span><text:span text:style-name="T11_14"><text:s/></text:span><text:span text:style-name="T11_15">Smallwood</text:span><text:span text:style-name="T11_16"><text:s/></text:span><text:span text:style-name="T11_17">residence</text:span><text:span text:style-name="T11_18">.<text:s/></text:span><text:span text:style-name="T11_19">If</text:span><text:span text:style-name="T11_20"><text:s/></text:span><text:span text:style-name="T11_21">you</text:span><text:span text:style-name="T11_22"><text:s/></text:span><text:span text:style-name="T11_23">get</text:span><text:span text:style-name="T11_24"><text:s/></text:span><text:span text:style-name="T11_25">your</text:span><text:span text:style-name="T11_26"><text:s/></text:span><text:span text:style-name="T11_27">hands</text:span><text:span text:style-name="T11_28"><text:s/></text:span><text:span text:style-name="T11_29">on</text:span><text:span text:style-name="T11_30"><text:s/></text:span><text:span text:style-name="T11_31">the</text:span><text:span text:style-name="T11_32"><text:s/></text:span><text:span text:style-name="T11_33">deed</text:span><text:span text:style-name="T11_34"><text:s/></text:span><text:span text:style-name="T11_35">to</text:span><text:span text:style-name="T11_36"><text:s/></text:span><text:span text:style-name="T11_37">the</text:span><text:span text:style-name="T11_38"><text:s/></text:span><text:span text:style-name="T11_39">residence</text:span><text:span text:style-name="T11_40">,<text:s/></text:span><text:span text:style-name="T11_41">this</text:span><text:span text:style-name="T11_42"><text:s/></text:span><text:span text:style-name="T11_43">should</text:span><text:span text:style-name="T11_44"><text:s/></text:span><text:span text:style-name="T11_45">cover</text:span><text:span text:style-name="T11_46"><text:s/></text:span><text:span text:style-name="T11_47">the</text:span><text:span text:style-name="T11_48"><text:s/></text:span><text:span text:style-name="T11_49">debt</text:span><text:span text:style-name="T11_50">.<text:s/></text:span><text:span text:style-name="T11_51">There</text:span><text:span text:style-name="T11_52"><text:s/></text:span><text:span text:style-name="T11_53">are</text:span><text:span text:style-name="T11_54"><text:s/></text:span><text:span text:style-name="T11_55">a</text:span><text:span text:style-name="T11_56"><text:s/></text:span><text:span text:style-name="T11_57">couple</text:span><text:span text:style-name="T11_58"><text:s/></text:span><text:span text:style-name="T11_59">of</text:span><text:span text:style-name="T11_60"><text:s/></text:span><text:span text:style-name="T11_61">ways</text:span><text:span text:style-name="T11_62"><text:s/></text:span><text:span text:style-name="T11_63">to</text:span><text:span text:style-name="T11_64"><text:s/></text:span><text:span text:style-name="T11_65">go</text:span><text:span text:style-name="T11_66"><text:s/></text:span><text:span text:style-name="T11_67">about</text:span><text:span text:style-name="T11_68"><text:s/></text:span><text:span text:style-name="T11_69">this</text:span><text:span text:style-name="T11_70">:</text:span></text:p>
      <text:list text:style-name="LS1" xml:id="list0">
        <text:list-item>
          <text:p text:style-name="P12"><text:span text:style-name="T12_1">obtain</text:span><text:span text:style-name="T12_2"><text:s/></text:span><text:span text:style-name="T12_3">leverage</text:span><text:span text:style-name="T12_4"><text:s/></text:span><text:span text:style-name="T12_5">against</text:span><text:span text:style-name="T12_6"><text:s/></text:span><text:span text:style-name="T12_7">the</text:span><text:span text:style-name="T12_8"><text:s/></text:span><text:span text:style-name="T12_9">Smallwoods</text:span><text:span text:style-name="T12_10">;<text:s/></text:span><text:span text:style-name="T12_11">or</text:span></text:p>
        </text:list-item>
        <text:list-item>
          <text:p text:style-name="P13"><text:span text:style-name="T13_1">employ</text:span><text:span text:style-name="T13_2"><text:s/></text:span><text:span text:style-name="T13_3">the</text:span><text:span text:style-name="T13_4"><text:s/></text:span><text:span text:style-name="T13_5">services</text:span><text:span text:style-name="T13_6"><text:s/></text:span><text:span text:style-name="T13_7">of</text:span><text:span text:style-name="T13_8"><text:s/></text:span><text:span text:style-name="T13_9">a</text:span><text:span text:style-name="T13_10"><text:s/></text:span><text:span text:style-name="T13_11">member</text:span><text:span text:style-name="T13_12"><text:s/></text:span><text:span text:style-name="T13_13">of</text:span><text:span text:style-name="T13_14"><text:s/></text:span><text:span text:style-name="T13_15">the</text:span><text:span text:style-name="T13_16"><text:s/></text:span><text:span text:style-name="T13_17">underbelly</text:span><text:span text:style-name="T13_18"><text:s/></text:span><text:span text:style-name="T13_19">of</text:span><text:span text:style-name="T13_20"><text:s/></text:span><text:span text:style-name="T13_21">Luton</text:span><text:span text:style-name="T13_22">.<text:s/></text:span><text:span text:style-name="T13_23">In</text:span><text:span text:style-name="T13_24"><text:s/></text:span><text:span text:style-name="T13_25">particular</text:span><text:span text:style-name="T13_26">,<text:s/></text:span><text:span text:style-name="T13_27">you</text:span><text:span text:style-name="T13_28"><text:s/></text:span><text:span text:style-name="T13_29">have</text:span><text:span text:style-name="T13_30"><text:s/></text:span><text:span text:style-name="T13_31">had</text:span><text:span text:style-name="T13_32"><text:s/></text:span><text:span text:style-name="T13_33">dealings</text:span><text:span text:style-name="T13_34"><text:s/></text:span><text:span text:style-name="T13_35">with</text:span><text:span text:style-name="T13_36"><text:s/></text:span><text:span text:style-name="T13_37">Susanah</text:span><text:span text:style-name="T13_38"><text:s/></text:span><text:span text:style-name="T13_39">Silvester</text:span><text:span text:style-name="T13_40"><text:s/>(</text:span><text:span text:style-name="T13_41">who</text:span><text:span text:style-name="T13_42"><text:s/></text:span><text:span text:style-name="T13_43">is</text:span><text:span text:style-name="T13_44"><text:s/></text:span><text:span text:style-name="T13_45">known</text:span><text:span text:style-name="T13_46"><text:s/></text:span><text:span text:style-name="T13_47">to</text:span><text:span text:style-name="T13_48"><text:s/></text:span><text:span text:style-name="T13_49">be</text:span><text:span text:style-name="T13_50"><text:s/></text:span><text:span text:style-name="T13_51">deft</text:span><text:span text:style-name="T13_52"><text:s/></text:span><text:span text:style-name="T13_53">of</text:span><text:span text:style-name="T13_54"><text:s/></text:span><text:span text:style-name="T13_55">hand</text:span><text:span text:style-name="T13_56">)<text:s/></text:span><text:span text:style-name="T13_57">and</text:span><text:span text:style-name="T13_58"><text:s/></text:span><text:span text:style-name="T13_59">owes</text:span><text:span text:style-name="T13_60"><text:s/></text:span><text:span text:style-name="T13_61">you</text:span><text:span text:style-name="T13_62"><text:s/></text:span><text:span text:style-name="T13_63">a</text:span><text:span text:style-name="T13_64"><text:s/></text:span><text:span text:style-name="T13_65">small</text:span><text:span text:style-name="T13_66"><text:s/></text:span><text:span text:style-name="T13_67">sum</text:span><text:span text:style-name="T13_68"><text:s/></text:span><text:span text:style-name="T13_69">to</text:span><text:span text:style-name="T13_70"><text:s/></text:span><text:span text:style-name="T13_71">boot</text:span><text:span text:style-name="T13_72">!</text:span></text:p>
        </text:list-item>
      </text:list>
      <text:p text:style-name="P14"/>
      <text:p text:style-name="P15"><text:span text:style-name="T15_1">Churchgoers</text:span><text:span text:style-name="T15_2"><text:s/></text:span><text:span text:style-name="T15_3">are</text:span><text:span text:style-name="T15_4"><text:s/></text:span><text:span text:style-name="T15_5">your</text:span><text:span text:style-name="T15_6"><text:s/></text:span><text:span text:style-name="T15_7">best</text:span><text:span text:style-name="T15_8"><text:s/></text:span><text:span text:style-name="T15_9">clients</text:span><text:span text:style-name="T15_10"><text:s/></text:span><text:span text:style-name="T15_11">and</text:span><text:span text:style-name="T15_12"><text:s/></text:span><text:span text:style-name="T15_13">it</text:span><text:span text:style-name="T15_14">’</text:span><text:span text:style-name="T15_15">s</text:span><text:span text:style-name="T15_16"><text:s/></text:span><text:span text:style-name="T15_17">imperative</text:span><text:span text:style-name="T15_18"><text:s/></text:span><text:span text:style-name="T15_19">that</text:span><text:span text:style-name="T15_20"><text:s/></text:span><text:span text:style-name="T15_21">the</text:span><text:span text:style-name="T15_22"><text:s/></text:span><text:span text:style-name="T15_23">cathedral</text:span><text:span text:style-name="T15_24"><text:s/></text:span><text:span text:style-name="T15_25">is</text:span><text:span text:style-name="T15_26"><text:s/></text:span><text:span text:style-name="T15_27">built</text:span><text:span text:style-name="T15_28"><text:s/></text:span><text:span text:style-name="T15_29">in</text:span><text:span text:style-name="T15_30"><text:s/></text:span><text:span text:style-name="T15_31">the</text:span><text:span text:style-name="T15_32"><text:s/></text:span><text:span text:style-name="T15_33">town</text:span><text:span text:style-name="T15_34"><text:s/></text:span><text:span text:style-name="T15_35">for</text:span><text:span text:style-name="T15_36"><text:s/></text:span><text:span text:style-name="T15_37">your</text:span><text:span text:style-name="T15_38"><text:s/></text:span><text:span text:style-name="T15_39">business</text:span><text:span text:style-name="T15_40"><text:s/></text:span><text:span text:style-name="T15_41">to</text:span><text:span text:style-name="T15_42"><text:s/></text:span><text:span text:style-name="T15_43">succeed</text:span><text:span text:style-name="T15_44"><text:s/></text:span><text:span text:style-name="T15_45">in</text:span><text:span text:style-name="T15_46"><text:s/></text:span><text:span text:style-name="T15_47">the</text:span><text:span text:style-name="T15_48"><text:s/></text:span><text:span text:style-name="T15_49">future</text:span><text:span text:style-name="T15_50">.<text:s/></text:span><text:span text:style-name="T15_51">You</text:span><text:span text:style-name="T15_52">’</text:span><text:span text:style-name="T15_53">ve</text:span><text:span text:style-name="T15_54"><text:s/></text:span><text:span text:style-name="T15_55">heard</text:span><text:span text:style-name="T15_56"><text:s/></text:span><text:span text:style-name="T15_57">that</text:span><text:span text:style-name="T15_58"><text:s/></text:span><text:span text:style-name="T15_59">Nathaniel</text:span><text:span text:style-name="T15_60"><text:s/></text:span><text:span text:style-name="T15_61">has</text:span><text:span text:style-name="T15_62"><text:s/></text:span><text:span text:style-name="T15_63">been</text:span><text:span text:style-name="T15_64"><text:s/></text:span><text:span text:style-name="T15_65">put</text:span><text:span text:style-name="T15_66"><text:s/></text:span><text:span text:style-name="T15_67">in</text:span><text:span text:style-name="T15_68"><text:s/></text:span><text:span text:style-name="T15_69">charge</text:span><text:span text:style-name="T15_70"><text:s/></text:span><text:span text:style-name="T15_71">of</text:span><text:span text:style-name="T15_72"><text:s/></text:span><text:span text:style-name="T15_73">the</text:span><text:span text:style-name="T15_74"><text:s/></text:span><text:span text:style-name="T15_75">decision</text:span><text:span text:style-name="T15_76"><text:s/></text:span><text:span text:style-name="T15_77">so</text:span><text:span text:style-name="T15_78"><text:s/></text:span><text:span text:style-name="T15_79">it</text:span><text:span text:style-name="T15_80"><text:s/></text:span><text:span text:style-name="T15_81">would</text:span><text:span text:style-name="T15_82"><text:s/></text:span><text:span text:style-name="T15_83">be</text:span><text:span text:style-name="T15_84"><text:s/></text:span><text:span text:style-name="T15_85">a</text:span><text:span text:style-name="T15_86"><text:s/></text:span><text:span text:style-name="T15_87">good</text:span><text:span text:style-name="T15_88"><text:s/></text:span><text:span text:style-name="T15_89">idea</text:span><text:span text:style-name="T15_90"><text:s/></text:span><text:span text:style-name="T15_91">to</text:span><text:span text:style-name="T15_92"><text:s/></text:span><text:span text:style-name="T15_93">find</text:span><text:span text:style-name="T15_94"><text:s/></text:span><text:span text:style-name="T15_95">a</text:span><text:span text:style-name="T15_96"><text:s/></text:span><text:span text:style-name="T15_97">way</text:span><text:span text:style-name="T15_98"><text:s/></text:span><text:span text:style-name="T15_99">to</text:span><text:span text:style-name="T15_100"><text:s/></text:span><text:span text:style-name="T15_101">convince</text:span><text:span text:style-name="T15_102"><text:s/></text:span><text:span text:style-name="T15_103">him</text:span><text:span text:style-name="T15_104"><text:s/></text:span><text:span text:style-name="T15_105">to</text:span><text:span text:style-name="T15_106"><text:s/></text:span><text:span text:style-name="T15_107">go</text:span><text:span text:style-name="T15_108"><text:s/></text:span><text:span text:style-name="T15_109">ahead</text:span><text:span text:style-name="T15_110"><text:s/></text:span><text:span text:style-name="T15_111">with</text:span><text:span text:style-name="T15_112"><text:s/></text:span><text:span text:style-name="T15_113">the</text:span><text:span text:style-name="T15_114"><text:s/></text:span><text:span text:style-name="T15_115">plan</text:span><text:span text:style-name="T15_116"><text:s/></text:span><text:span text:style-name="T15_117">to</text:span><text:span text:style-name="T15_118"><text:s/></text:span><text:span text:style-name="T15_119">build</text:span><text:span text:style-name="T15_120"><text:s/></text:span><text:span text:style-name="T15_121">it</text:span><text:span text:style-name="T15_122">.<text:s/></text:span><text:span text:style-name="T15_123">It</text:span><text:span text:style-name="T15_124">’</text:span><text:span text:style-name="T15_125">s</text:span><text:span text:style-name="T15_126"><text:s/></text:span><text:span text:style-name="T15_127">a</text:span><text:span text:style-name="T15_128"><text:s/></text:span><text:span text:style-name="T15_129">stressful</text:span><text:span text:style-name="T15_130"><text:s/></text:span><text:span text:style-name="T15_131">situation</text:span><text:span text:style-name="T15_132"><text:s/></text:span><text:span text:style-name="T15_133">though</text:span><text:span text:style-name="T15_134">,<text:s/></text:span><text:span text:style-name="T15_135">and</text:span><text:span text:style-name="T15_136"><text:s/></text:span><text:span text:style-name="T15_137">sometimes</text:span><text:span text:style-name="T15_138"><text:s/></text:span><text:span text:style-name="T15_139">you</text:span><text:span text:style-name="T15_140"><text:s/></text:span><text:span text:style-name="T15_141">contemplate</text:span><text:span text:style-name="T15_142"><text:s/></text:span><text:span text:style-name="T15_143">just</text:span><text:span text:style-name="T15_144"><text:s/></text:span><text:span text:style-name="T15_145">selling</text:span><text:span text:style-name="T15_146"><text:s/></text:span><text:span text:style-name="T15_147">the</text:span><text:span text:style-name="T15_148"><text:s/></text:span><text:span text:style-name="T15_149">business</text:span><text:span text:style-name="T15_150"><text:s/></text:span><text:span text:style-name="T15_151">all</text:span><text:span text:style-name="T15_152"><text:s/></text:span><text:span text:style-name="T15_153">together</text:span><text:span text:style-name="T15_154"><text:s/></text:span><text:span text:style-name="T15_155">and</text:span><text:span text:style-name="T15_156"><text:s/></text:span><text:span text:style-name="T15_157">retiring</text:span><text:span text:style-name="T15_158"><text:s/></text:span><text:span text:style-name="T15_159">in</text:span><text:span text:style-name="T15_160"><text:s/></text:span><text:span text:style-name="T15_161">peace</text:span><text:span text:style-name="T15_162">.</text:span></text:p>
      <text:p text:style-name="P16"/>
      <text:p text:style-name="P17"><text:span text:style-name="T17_1">There</text:span><text:span text:style-name="T17_2"><text:s/></text:span><text:span text:style-name="T17_3">are</text:span><text:span text:style-name="T17_4"><text:s/></text:span><text:span text:style-name="T17_5">also</text:span><text:span text:style-name="T17_6"><text:s/></text:span><text:span text:style-name="T17_7">rumblings</text:span><text:span text:style-name="T17_8">,<text:s/></text:span><text:span text:style-name="T17_9">that</text:span><text:span text:style-name="T17_10"><text:s/></text:span><text:span text:style-name="T17_11">given</text:span><text:span text:style-name="T17_12"><text:s/></text:span><text:span text:style-name="T17_13">the</text:span><text:span text:style-name="T17_14"><text:s/></text:span><text:span text:style-name="T17_15">weakness</text:span><text:span text:style-name="T17_16"><text:s/></text:span><text:span text:style-name="T17_17">of</text:span><text:span text:style-name="T17_18"><text:s/></text:span><text:span text:style-name="T17_19">the</text:span><text:span text:style-name="T17_20"><text:s/></text:span><text:span text:style-name="T17_21">Smallwoods</text:span><text:span text:style-name="T17_22">’<text:s/></text:span><text:span text:style-name="T17_23">position</text:span><text:span text:style-name="T17_24">,<text:s/></text:span><text:span text:style-name="T17_25">a</text:span><text:span text:style-name="T17_26"><text:s/></text:span><text:span text:style-name="T17_27">group</text:span><text:span text:style-name="T17_28"><text:s/></text:span><text:span text:style-name="T17_29">is</text:span><text:span text:style-name="T17_30"><text:s/></text:span><text:span text:style-name="T17_31">taking</text:span><text:span text:style-name="T17_32"><text:s/></text:span><text:span text:style-name="T17_33">form</text:span><text:span text:style-name="T17_34"><text:s/></text:span><text:span text:style-name="T17_35">to</text:span><text:span text:style-name="T17_36"><text:s/></text:span><text:span text:style-name="T17_37">oppose</text:span><text:span text:style-name="T17_38"><text:s/></text:span><text:span text:style-name="T17_39">the</text:span><text:span text:style-name="T17_40"><text:s/></text:span><text:span text:style-name="T17_41">continued</text:span><text:span text:style-name="T17_42"><text:s/></text:span><text:span text:style-name="T17_43">building</text:span><text:span text:style-name="T17_44"><text:s/></text:span><text:span text:style-name="T17_45">of</text:span><text:span text:style-name="T17_46"><text:s/></text:span><text:span text:style-name="T17_47">the</text:span><text:span text:style-name="T17_48"><text:s/></text:span><text:span text:style-name="T17_49">cathedral</text:span><text:span text:style-name="T17_50">.<text:s/></text:span><text:span text:style-name="T17_51">You</text:span><text:span text:style-name="T17_52"><text:s/></text:span><text:span text:style-name="T17_53">understand</text:span><text:span text:style-name="T17_54"><text:s/></text:span><text:span text:style-name="T17_55">that</text:span><text:span text:style-name="T17_56"><text:s/></text:span><text:span text:style-name="T17_57">this</text:span><text:span text:style-name="T17_58"><text:s/></text:span><text:span text:style-name="T17_59">group</text:span><text:span text:style-name="T17_60"><text:s/></text:span><text:span text:style-name="T17_61">is</text:span><text:span text:style-name="T17_62"><text:s/></text:span><text:span text:style-name="T17_63">being</text:span><text:span text:style-name="T17_64"><text:s/></text:span><text:span text:style-name="T17_65">led</text:span><text:span text:style-name="T17_66"><text:s/></text:span><text:span text:style-name="T17_67">by</text:span><text:span text:style-name="T17_68"><text:s/></text:span><text:span text:style-name="T17_69">Lucy</text:span><text:span text:style-name="T17_70"><text:s/></text:span><text:span text:style-name="T17_71">Gadrill</text:span><text:span text:style-name="T17_72">,<text:s/></text:span><text:span text:style-name="T17_73">not</text:span><text:span text:style-name="T17_74"><text:s/></text:span><text:span text:style-name="T17_75">fantastic</text:span><text:span text:style-name="T17_76"><text:s/></text:span><text:span text:style-name="T17_77">news</text:span><text:span text:style-name="T17_78"><text:s/></text:span><text:span text:style-name="T17_79">as</text:span><text:span text:style-name="T17_80"><text:s/></text:span><text:span text:style-name="T17_81">Lucy</text:span><text:span text:style-name="T17_82"><text:s/></text:span><text:span text:style-name="T17_83">still</text:span><text:span text:style-name="T17_84"><text:s/></text:span><text:span text:style-name="T17_85">has</text:span><text:span text:style-name="T17_86"><text:s/></text:span><text:span text:style-name="T17_87">an</text:span><text:span text:style-name="T17_88"><text:s/></text:span><text:span text:style-name="T17_89">outstanding</text:span><text:span text:style-name="T17_90"><text:s/></text:span><text:span text:style-name="T17_91">debt</text:span><text:span text:style-name="T17_92"><text:s/></text:span><text:span text:style-name="T17_93">of</text:span><text:span text:style-name="T17_94"><text:s/></text:span><text:span text:style-name="T17_95">two</text:span><text:span text:style-name="T17_96"><text:s/></text:span><text:span text:style-name="T17_97">pounds</text:span><text:span text:style-name="T17_98"><text:s/></text:span><text:span text:style-name="T17_99">owed</text:span><text:span text:style-name="T17_100"><text:s/></text:span><text:span text:style-name="T17_101">to</text:span><text:span text:style-name="T17_102"><text:s/></text:span><text:span text:style-name="T17_103">you</text:span><text:span text:style-name="T17_104">.</text:span></text:p>
      <text:p text:style-name="P18"/>
      <text:p text:style-name="P19"><text:span text:style-name="T19_1">You</text:span><text:span text:style-name="T19_2"><text:s/></text:span><text:span text:style-name="T19_3">are</text:span><text:span text:style-name="T19_4"><text:s/></text:span><text:span text:style-name="T19_5">at</text:span><text:span text:style-name="T19_6"><text:s/></text:span><text:span text:style-name="T19_7">this</text:span><text:span text:style-name="T19_8"><text:s/></text:span><text:span text:style-name="T19_9">Yuletide</text:span><text:span text:style-name="T19_10"><text:s/></text:span><text:span text:style-name="T19_11">celebration</text:span><text:span text:style-name="T19_12"><text:s/></text:span><text:span text:style-name="T19_13">with</text:span><text:span text:style-name="T19_14"><text:s/></text:span><text:span text:style-name="T19_15">your</text:span><text:span text:style-name="T19_16"><text:s/></text:span><text:span text:style-name="T19_17">wife</text:span><text:span text:style-name="T19_18"><text:s/></text:span><text:span text:style-name="T19_19">Felicity</text:span><text:span text:style-name="T19_20"><text:s/></text:span><text:span text:style-name="T19_21">Rosencrantz</text:span><text:span text:style-name="T19_22">.<text:s/></text:span><text:span text:style-name="T19_23">In</text:span><text:span text:style-name="T19_24"><text:s/></text:span><text:span text:style-name="T19_25">fact</text:span><text:span text:style-name="T19_26">,<text:s/></text:span><text:span text:style-name="T19_27">Felicity</text:span><text:span text:style-name="T19_28"><text:s/></text:span><text:span text:style-name="T19_29">helped</text:span><text:span text:style-name="T19_30"><text:s/></text:span><text:span text:style-name="T19_31">organise</text:span><text:span text:style-name="T19_32"><text:s/></text:span><text:span text:style-name="T19_33">the</text:span><text:span text:style-name="T19_34"><text:s/></text:span><text:span text:style-name="T19_35">celebrations</text:span><text:span text:style-name="T19_36"><text:s/></text:span><text:span text:style-name="T19_37">as</text:span><text:span text:style-name="T19_38"><text:s/></text:span><text:span text:style-name="T19_39">a</text:span><text:span text:style-name="T19_40"><text:s/></text:span><text:span text:style-name="T19_41">member</text:span><text:span text:style-name="T19_42"><text:s/></text:span><text:span text:style-name="T19_43">of</text:span><text:span text:style-name="T19_44"><text:s/></text:span><text:span text:style-name="T19_45">the</text:span><text:span text:style-name="T19_46"><text:s/></text:span><text:span text:style-name="T19_47">organising</text:span><text:span text:style-name="T19_48"><text:s/></text:span><text:span text:style-name="T19_49">committee</text:span><text:span text:style-name="T19_50">.</text:span></text:p>
      <text:p text:style-name="P20"/>
      <text:p text:style-name="P21"><text:span text:style-name="T21_1">You</text:span><text:span text:style-name="T21_2"><text:s/></text:span><text:span text:style-name="T21_3">and</text:span><text:span text:style-name="T21_4"><text:s/></text:span><text:span text:style-name="T21_5">your</text:span><text:span text:style-name="T21_6"><text:s/></text:span><text:span text:style-name="T21_7">wife</text:span><text:span text:style-name="T21_8"><text:s/></text:span><text:span text:style-name="T21_9">moved</text:span><text:span text:style-name="T21_10"><text:s/></text:span><text:span text:style-name="T21_11">to</text:span><text:span text:style-name="T21_12"><text:s/></text:span><text:span text:style-name="T21_13">Luton</text:span><text:span text:style-name="T21_14"><text:s/></text:span><text:span text:style-name="T21_15">from</text:span><text:span text:style-name="T21_16"><text:s/></text:span><text:span text:style-name="T21_17">another</text:span><text:span text:style-name="T21_18"><text:s/></text:span><text:span text:style-name="T21_19">town</text:span><text:span text:style-name="T21_20"><text:s/></text:span><text:span text:style-name="T21_21">a</text:span><text:span text:style-name="T21_22"><text:s/></text:span><text:span text:style-name="T21_23">couple</text:span><text:span text:style-name="T21_24"><text:s/></text:span><text:span text:style-name="T21_25">of</text:span><text:span text:style-name="T21_26"><text:s/></text:span><text:span text:style-name="T21_27">years</text:span><text:span text:style-name="T21_28"><text:s/></text:span><text:span text:style-name="T21_29">ago</text:span><text:span text:style-name="T21_30">.<text:s/></text:span><text:span text:style-name="T21_31">You</text:span><text:span text:style-name="T21_32"><text:s/></text:span><text:span text:style-name="T21_33">quickly</text:span><text:span text:style-name="T21_34"><text:s/></text:span><text:span text:style-name="T21_35">gained</text:span><text:span text:style-name="T21_36"><text:s/></text:span><text:span text:style-name="T21_37">a</text:span><text:span text:style-name="T21_38"><text:s/></text:span><text:span text:style-name="T21_39">foothold</text:span><text:span text:style-name="T21_40"><text:s/></text:span><text:span text:style-name="T21_41">as</text:span><text:span text:style-name="T21_42"><text:s/></text:span><text:span text:style-name="T21_43">a</text:span><text:span text:style-name="T21_44"><text:s/></text:span><text:span text:style-name="T21_45">ruthless</text:span><text:span text:style-name="T21_46"><text:s/></text:span><text:span text:style-name="T21_47">money</text:span><text:span text:style-name="T21_48"><text:s/></text:span><text:span text:style-name="T21_49">lender</text:span><text:span text:style-name="T21_50">,<text:s/></text:span><text:span text:style-name="T21_51">helped</text:span><text:span text:style-name="T21_52"><text:s/></text:span><text:span text:style-name="T21_53">mainly</text:span><text:span text:style-name="T21_54"><text:s/></text:span><text:span text:style-name="T21_55">by</text:span><text:span text:style-name="T21_56"><text:s/></text:span><text:span text:style-name="T21_57">the</text:span><text:span text:style-name="T21_58"><text:s/></text:span><text:span text:style-name="T21_59">fact</text:span><text:span text:style-name="T21_60"><text:s/></text:span><text:span text:style-name="T21_61">that</text:span><text:span text:style-name="T21_62"><text:s/></text:span><text:span text:style-name="T21_63">you</text:span><text:span text:style-name="T21_64"><text:s/></text:span><text:span text:style-name="T21_65">stage</text:span><text:span text:style-name="T21_66"><text:s/></text:span><text:span text:style-name="T21_67">occult</text:span><text:span text:style-name="T21_68"><text:s/></text:span><text:span text:style-name="T21_69">scenes</text:span><text:span text:style-name="T21_70"><text:s/></text:span><text:span text:style-name="T21_71">to</text:span><text:span text:style-name="T21_72"><text:s/></text:span><text:span text:style-name="T21_73">scare</text:span><text:span text:style-name="T21_74"><text:s/></text:span><text:span text:style-name="T21_75">your</text:span><text:span text:style-name="T21_76"><text:s/></text:span><text:span text:style-name="T21_77">debtors</text:span><text:span text:style-name="T21_78"><text:s/></text:span><text:span text:style-name="T21_79">into</text:span><text:span text:style-name="T21_80"><text:s/></text:span><text:span text:style-name="T21_81">paying</text:span><text:span text:style-name="T21_82"><text:s/></text:span><text:span text:style-name="T21_83">you</text:span><text:span text:style-name="T21_84">.<text:s/></text:span><text:span text:style-name="T21_85">You</text:span><text:span text:style-name="T21_86">’</text:span><text:span text:style-name="T21_87">ve</text:span><text:span text:style-name="T21_88"><text:s/></text:span><text:span text:style-name="T21_89">managed</text:span><text:span text:style-name="T21_90"><text:s/></text:span><text:span text:style-name="T21_91">to</text:span><text:span text:style-name="T21_92"><text:s/></text:span><text:span text:style-name="T21_93">generate</text:span><text:span text:style-name="T21_94"><text:s/></text:span><text:span text:style-name="T21_95">a</text:span><text:span text:style-name="T21_96"><text:s/></text:span><text:span text:style-name="T21_97">rumour</text:span><text:span text:style-name="T21_98"><text:s/></text:span><text:span text:style-name="T21_99">that</text:span><text:span text:style-name="T21_100"><text:s/></text:span><text:span text:style-name="T21_101">not</text:span><text:span text:style-name="T21_102"><text:s/></text:span><text:span text:style-name="T21_103">paying</text:span><text:span text:style-name="T21_104"><text:s/></text:span><text:span text:style-name="T21_105">debt</text:span><text:span text:style-name="T21_106"><text:s/></text:span><text:span text:style-name="T21_107">angers</text:span><text:span text:style-name="T21_108"><text:s/></text:span><text:span text:style-name="T21_109">the</text:span><text:span text:style-name="T21_110"><text:s/></text:span><text:span text:style-name="T21_111">spirit</text:span><text:span text:style-name="T21_112"><text:s/></text:span><text:span text:style-name="T21_113">world</text:span><text:span text:style-name="T21_114">.<text:s/></text:span><text:span text:style-name="T21_115">Of</text:span><text:span text:style-name="T21_116"><text:s/></text:span><text:span text:style-name="T21_117">course</text:span><text:span text:style-name="T21_118"><text:s/></text:span><text:span text:style-name="T21_119">you</text:span><text:span text:style-name="T21_120"><text:s/></text:span><text:span text:style-name="T21_121">don</text:span><text:span text:style-name="T21_122">’</text:span><text:span text:style-name="T21_123">t</text:span><text:span text:style-name="T21_124"><text:s/></text:span><text:span text:style-name="T21_125">believe</text:span><text:span text:style-name="T21_126"><text:s/></text:span><text:span text:style-name="T21_127">in</text:span><text:span text:style-name="T21_128"><text:s/></text:span><text:span text:style-name="T21_129">any</text:span><text:span text:style-name="T21_130"><text:s/></text:span><text:span text:style-name="T21_131">of</text:span><text:span text:style-name="T21_132"><text:s/></text:span><text:span text:style-name="T21_133">that</text:span><text:span text:style-name="T21_134"><text:s/></text:span><text:span text:style-name="T21_135">mumbo</text:span><text:span text:style-name="T21_136">-</text:span><text:span text:style-name="T21_137">jumbo</text:span><text:span text:style-name="T21_138"><text:s/></text:span><text:span text:style-name="T21_139">but</text:span><text:span text:style-name="T21_140"><text:s/></text:span><text:span text:style-name="T21_141">it</text:span><text:span text:style-name="T21_142">’</text:span><text:span text:style-name="T21_143">s</text:span><text:span text:style-name="T21_144"><text:s/></text:span><text:span text:style-name="T21_145">a</text:span><text:span text:style-name="T21_146"><text:s/></text:span><text:span text:style-name="T21_147">very</text:span><text:span text:style-name="T21_148"><text:s/></text:span><text:span text:style-name="T21_149">handy</text:span><text:span text:style-name="T21_150"><text:s/></text:span><text:span text:style-name="T21_151">tool</text:span><text:span text:style-name="T21_152">.</text:span></text:p>
      <text:p text:style-name="P22"/>
      <text:p text:style-name="P23"><text:span text:style-name="T23_1">You</text:span><text:span text:style-name="T23_2"><text:s/></text:span><text:span text:style-name="T23_3">recently</text:span><text:span text:style-name="T23_4"><text:s/></text:span><text:span text:style-name="T23_5">staged</text:span><text:span text:style-name="T23_6"><text:s/></text:span><text:span text:style-name="T23_7">a</text:span><text:span text:style-name="T23_8"><text:s/></text:span><text:span text:style-name="T23_9">minor</text:span><text:span text:style-name="T23_10"><text:s/></text:span><text:span text:style-name="T23_11">blood</text:span><text:span text:style-name="T23_12"><text:s/></text:span><text:span text:style-name="T23_13">sacrifice</text:span><text:span text:style-name="T23_14"><text:s/></text:span><text:span text:style-name="T23_15">at</text:span><text:span text:style-name="T23_16"><text:s/></text:span><text:span text:style-name="T23_17">the</text:span><text:span text:style-name="T23_18"><text:s/></text:span><text:span text:style-name="T23_19">Smallwoods</text:span><text:span text:style-name="T23_20"><text:s/></text:span><text:span text:style-name="T23_21">house</text:span><text:span text:style-name="T23_22"><text:s/></text:span><text:span text:style-name="T23_23">to</text:span><text:span text:style-name="T23_24"><text:s/></text:span><text:span text:style-name="T23_25">scare</text:span><text:span text:style-name="T23_26"><text:s/></text:span><text:span text:style-name="T23_27">them</text:span><text:span text:style-name="T23_28"><text:s/></text:span><text:span text:style-name="T23_29">into</text:span><text:span text:style-name="T23_30"><text:s/></text:span><text:span text:style-name="T23_31">paying</text:span><text:span text:style-name="T23_32"><text:s/></text:span><text:span text:style-name="T23_33">you</text:span><text:span text:style-name="T23_34"><text:s/></text:span><text:span text:style-name="T23_35">and</text:span><text:span text:style-name="T23_36"><text:s/></text:span><text:span text:style-name="T23_37">you</text:span><text:span text:style-name="T23_38"><text:s/></text:span><text:span text:style-name="T23_39">noticed</text:span><text:span text:style-name="T23_40"><text:s/></text:span><text:span text:style-name="T23_41">Agnes</text:span><text:span text:style-name="T23_42"><text:s/></text:span><text:span text:style-name="T23_43">sneaking</text:span><text:span text:style-name="T23_44"><text:s/></text:span><text:span text:style-name="T23_45">around</text:span><text:span text:style-name="T23_46"><text:s/></text:span><text:span text:style-name="T23_47">with</text:span><text:span text:style-name="T23_48"><text:s/></text:span><text:span text:style-name="T23_49">another</text:span><text:span text:style-name="T23_50"><text:s/></text:span><text:span text:style-name="T23_51">person</text:span><text:span text:style-name="T23_52">.<text:s/></text:span><text:span text:style-name="T23_53">You</text:span><text:span text:style-name="T23_54">’</text:span><text:span text:style-name="T23_55">ve</text:span><text:span text:style-name="T23_56"><text:s/></text:span><text:span text:style-name="T23_57">seen</text:span><text:span text:style-name="T23_58"><text:s/></text:span><text:span text:style-name="T23_59">this</text:span><text:span text:style-name="T23_60"><text:s/></text:span><text:span text:style-name="T23_61">before</text:span><text:span text:style-name="T23_62"><text:s/></text:span><text:span text:style-name="T23_63">and</text:span><text:span text:style-name="T23_64"><text:s/></text:span><text:span text:style-name="T23_65">you</text:span><text:span text:style-name="T23_66">’</text:span><text:span text:style-name="T23_67">re</text:span><text:span text:style-name="T23_68"><text:s/></text:span><text:span text:style-name="T23_69">convinced</text:span><text:span text:style-name="T23_70"><text:s/></text:span><text:span text:style-name="T23_71">she</text:span><text:span text:style-name="T23_72"><text:s/></text:span><text:span text:style-name="T23_73">must</text:span><text:span text:style-name="T23_74"><text:s/></text:span><text:span text:style-name="T23_75">be</text:span><text:span text:style-name="T23_76"><text:s/></text:span><text:span text:style-name="T23_77">having</text:span><text:span text:style-name="T23_78"><text:s/></text:span><text:span text:style-name="T23_79">an</text:span><text:span text:style-name="T23_80"><text:s/></text:span><text:span text:style-name="T23_81">affair</text:span><text:span text:style-name="T23_82"><text:s/></text:span><text:span text:style-name="T23_83">with</text:span><text:span text:style-name="T23_84"><text:s/></text:span><text:span text:style-name="T23_85">someone</text:span><text:span text:style-name="T23_86">.<text:s/></text:span><text:span text:style-name="T23_87">Perhaps</text:span><text:span text:style-name="T23_88"><text:s/></text:span><text:span text:style-name="T23_89">if</text:span><text:span text:style-name="T23_90"><text:s/></text:span><text:span text:style-name="T23_91">you</text:span><text:span text:style-name="T23_92"><text:s/></text:span><text:span text:style-name="T23_93">tell</text:span><text:span text:style-name="T23_94"><text:s/></text:span><text:span text:style-name="T23_95">the</text:span><text:span text:style-name="T23_96"><text:s/></text:span><text:span text:style-name="T23_97">duke</text:span><text:span text:style-name="T23_98"><text:s/></text:span><text:span text:style-name="T23_99">you</text:span><text:span text:style-name="T23_100"><text:s/></text:span><text:span text:style-name="T23_101">can</text:span><text:span text:style-name="T23_102"><text:s/></text:span><text:span text:style-name="T23_103">secure</text:span><text:span text:style-name="T23_104"><text:s/></text:span><text:span text:style-name="T23_105">payment</text:span><text:span text:style-name="T23_106"><text:s/></text:span><text:span text:style-name="T23_107">more</text:span><text:span text:style-name="T23_108"><text:s/></text:span><text:span text:style-name="T23_109">easily</text:span><text:span text:style-name="T23_110">.</text:span></text:p>
      <text:p text:style-name="P24"/>
      <text:p text:style-name="P25"><text:span text:style-name="T25_1">You</text:span><text:span text:style-name="T25_2">’</text:span><text:span text:style-name="T25_3">ve</text:span><text:span text:style-name="T25_4"><text:s/></text:span><text:span text:style-name="T25_5">also</text:span><text:span text:style-name="T25_6"><text:s/></text:span><text:span text:style-name="T25_7">been</text:span><text:span text:style-name="T25_8"><text:s/></text:span><text:span text:style-name="T25_9">keeping</text:span><text:span text:style-name="T25_10"><text:s/></text:span><text:span text:style-name="T25_11">a</text:span><text:span text:style-name="T25_12"><text:s/></text:span><text:span text:style-name="T25_13">close</text:span><text:span text:style-name="T25_14"><text:s/></text:span><text:span text:style-name="T25_15">eye</text:span><text:span text:style-name="T25_16"><text:s/></text:span><text:span text:style-name="T25_17">on</text:span><text:span text:style-name="T25_18"><text:s/></text:span><text:span text:style-name="T25_19">business</text:span><text:span text:style-name="T25_20"><text:s/></text:span><text:span text:style-name="T25_21">in</text:span><text:span text:style-name="T25_22"><text:s/></text:span><text:span text:style-name="T25_23">the</text:span><text:span text:style-name="T25_24"><text:s/></text:span><text:span text:style-name="T25_25">town</text:span><text:span text:style-name="T25_26">.<text:s/></text:span><text:span text:style-name="T25_27">It</text:span><text:span text:style-name="T25_28">’</text:span><text:span text:style-name="T25_29">s</text:span><text:span text:style-name="T25_30"><text:s/></text:span><text:span text:style-name="T25_31">a</text:span><text:span text:style-name="T25_32"><text:s/></text:span><text:span text:style-name="T25_33">good</text:span><text:span text:style-name="T25_34"><text:s/></text:span><text:span text:style-name="T25_35">idea</text:span><text:span text:style-name="T25_36"><text:s/></text:span><text:span text:style-name="T25_37">to</text:span><text:span text:style-name="T25_38"><text:s/></text:span><text:span text:style-name="T25_39">keep</text:span><text:span text:style-name="T25_40"><text:s/></text:span><text:span text:style-name="T25_41">ahead</text:span><text:span text:style-name="T25_42"><text:s/></text:span><text:span text:style-name="T25_43">of</text:span><text:span text:style-name="T25_44"><text:s/></text:span><text:span text:style-name="T25_45">everyone</text:span><text:span text:style-name="T25_46"><text:s/></text:span><text:span text:style-name="T25_47">so</text:span><text:span text:style-name="T25_48"><text:s/></text:span><text:span text:style-name="T25_49">that</text:span><text:span text:style-name="T25_50"><text:s/></text:span><text:span text:style-name="T25_51">when</text:span><text:span text:style-name="T25_52"><text:s/></text:span><text:span text:style-name="T25_53">they</text:span><text:span text:style-name="T25_54"><text:s/></text:span><text:span text:style-name="T25_55">come</text:span><text:span text:style-name="T25_56"><text:s/></text:span><text:span text:style-name="T25_57">to</text:span><text:span text:style-name="T25_58"><text:s/></text:span><text:span text:style-name="T25_59">you</text:span><text:span text:style-name="T25_60"><text:s/></text:span><text:span text:style-name="T25_61">for</text:span><text:span text:style-name="T25_62"><text:s/></text:span><text:span text:style-name="T25_63">money</text:span><text:span text:style-name="T25_64"><text:s/></text:span><text:span text:style-name="T25_65">you</text:span><text:span text:style-name="T25_66"><text:s/></text:span><text:span text:style-name="T25_67">can</text:span><text:span text:style-name="T25_68"><text:s/></text:span><text:span text:style-name="T25_69">make</text:span><text:span text:style-name="T25_70"><text:s/></text:span><text:span text:style-name="T25_71">the</text:span><text:span text:style-name="T25_72"><text:s/></text:span><text:span text:style-name="T25_73">correct</text:span><text:span text:style-name="T25_74"><text:s/></text:span><text:span text:style-name="T25_75">decision</text:span><text:span text:style-name="T25_76">.<text:s/></text:span><text:span text:style-name="T25_77">That</text:span><text:span text:style-name="T25_78"><text:s/></text:span><text:span text:style-name="T25_79">Wendel</text:span><text:span text:style-name="T25_80"><text:s/></text:span><text:span text:style-name="T25_81">Williams</text:span><text:span text:style-name="T25_82">,<text:s/></text:span><text:span text:style-name="T25_83">for</text:span><text:span text:style-name="T25_84"><text:s/></text:span><text:span text:style-name="T25_85">instance</text:span><text:span text:style-name="T25_86">,<text:s/></text:span><text:span text:style-name="T25_87">would</text:span><text:span text:style-name="T25_88"><text:s/></text:span><text:span text:style-name="T25_89">not</text:span><text:span text:style-name="T25_90"><text:s/></text:span><text:span text:style-name="T25_91">make</text:span><text:span text:style-name="T25_92"><text:s/></text:span><text:span text:style-name="T25_93">a</text:span><text:span text:style-name="T25_94"><text:s/></text:span><text:span text:style-name="T25_95">great</text:span><text:span text:style-name="T25_96"><text:s/></text:span><text:span text:style-name="T25_97">choice</text:span><text:span text:style-name="T25_98"><text:s/></text:span><text:span text:style-name="T25_99">since</text:span><text:span text:style-name="T25_100"><text:s/></text:span><text:span text:style-name="T25_101">he</text:span><text:span text:style-name="T25_102">’</text:span><text:span text:style-name="T25_103">s</text:span><text:span text:style-name="T25_104"><text:s/></text:span><text:span text:style-name="T25_105">been</text:span><text:span text:style-name="T25_106"><text:s/></text:span><text:span text:style-name="T25_107">losing</text:span><text:span text:style-name="T25_108"><text:s/></text:span><text:span text:style-name="T25_109">money</text:span><text:span text:style-name="T25_110"><text:s/></text:span><text:span text:style-name="T25_111">steadily</text:span><text:span text:style-name="T25_112"><text:s/></text:span><text:span text:style-name="T25_113">over</text:span><text:span text:style-name="T25_114"><text:s/></text:span><text:span text:style-name="T25_115">the</text:span><text:span text:style-name="T25_116"><text:s/></text:span><text:span text:style-name="T25_117">past</text:span><text:span text:style-name="T25_118"><text:s/></text:span><text:span text:style-name="T25_119">few</text:span><text:span text:style-name="T25_120"><text:s/></text:span><text:span text:style-name="T25_121">years</text:span><text:span text:style-name="T25_122"><text:s/></text:span><text:span text:style-name="T25_123">and</text:span><text:span text:style-name="T25_124"><text:s/></text:span><text:span text:style-name="T25_125">his</text:span><text:span text:style-name="T25_126"><text:s/></text:span><text:span text:style-name="T25_127">practice</text:span><text:span text:style-name="T25_128"><text:s/></text:span><text:span text:style-name="T25_129">isn</text:span><text:span text:style-name="T25_130">’</text:span><text:span text:style-name="T25_131">t</text:span><text:span text:style-name="T25_132"><text:s/></text:span><text:span text:style-name="T25_133">looking</text:span><text:span text:style-name="T25_134"><text:s/></text:span><text:span text:style-name="T25_135">great</text:span><text:span text:style-name="T25_136">.</text:span></text:p>
      <text:p text:style-name="P26"/>
      <text:h text:style-name="P27" text:outline-level="10"><text:bookmark-start text:name="h.1jpamo2zff5f"/><text:bookmark-end text:name="h.1jpamo2zff5f"/><text:span text:style-name="T27_1">Interesting</text:span><text:span text:style-name="T27_2"><text:s/></text:span><text:span text:style-name="T27_3">Trivia</text:span></text:h>
      <text:p text:style-name="P28"><text:span text:style-name="T28_1">Names</text:span><text:span text:style-name="T28_2"><text:s/></text:span><text:span text:style-name="T28_3">of</text:span><text:span text:style-name="T28_4"><text:s/></text:span><text:span text:style-name="T28_5">Businesses</text:span><text:span text:style-name="T28_6"><text:s/></text:span><text:span text:style-name="T28_7">in</text:span><text:span text:style-name="T28_8"><text:s/></text:span><text:span text:style-name="T28_9">Luton</text:span><text:span text:style-name="T28_10"><text:s/></text:span><text:span text:style-name="T28_11">and</text:span><text:span text:style-name="T28_12"><text:s/></text:span><text:span text:style-name="T28_13">amounts</text:span><text:span text:style-name="T28_14"><text:s/></text:span><text:span text:style-name="T28_15">owed</text:span><text:span text:style-name="T28_16"><text:s/></text:span><text:span text:style-name="T28_17">by</text:span><text:span text:style-name="T28_18"><text:s/></text:span><text:span text:style-name="T28_19">them</text:span><text:span text:style-name="T28_20"><text:s/></text:span><text:span text:style-name="T28_21">to</text:span><text:span text:style-name="T28_22"><text:s/></text:span><text:span text:style-name="T28_23">Rosencrantz</text:span><text:span text:style-name="T28_24"><text:s/></text:span><text:span text:style-name="T28_25">Money</text:span><text:span text:style-name="T28_26"><text:s/></text:span><text:span text:style-name="T28_27">Lending</text:span><text:span text:style-name="T28_28"><text:s/>-<text:s/></text:span><text:span text:style-name="T28_29">There</text:span><text:span text:style-name="T28_30">’</text:span><text:span text:style-name="T28_31">s</text:span><text:span text:style-name="T28_32"><text:s/></text:span><text:span text:style-name="T28_33">no</text:span><text:span text:style-name="T28_34"><text:s/></text:span><text:span text:style-name="T28_35">town</text:span><text:span text:style-name="T28_36"><text:s/></text:span><text:span text:style-name="T28_37">registry</text:span><text:span text:style-name="T28_38"><text:s/></text:span><text:span text:style-name="T28_39">for</text:span><text:span text:style-name="T28_40"><text:s/></text:span><text:span text:style-name="T28_41">this</text:span><text:span text:style-name="T28_42"><text:s/></text:span><text:span text:style-name="T28_43">so</text:span><text:span text:style-name="T28_44"><text:s/></text:span><text:span text:style-name="T28_45">you</text:span><text:span text:style-name="T28_46"><text:s/></text:span><text:span text:style-name="T28_47">just</text:span><text:span text:style-name="T28_48"><text:s/></text:span><text:span text:style-name="T28_49">remember</text:span><text:span text:style-name="T28_50"><text:s/></text:span><text:span text:style-name="T28_51">it</text:span><text:span text:style-name="T28_52"><text:s/></text:span><text:span text:style-name="T28_53">and</text:span><text:span text:style-name="T28_54"><text:s/></text:span><text:span text:style-name="T28_55">sometimes</text:span><text:span text:style-name="T28_56"><text:s/></text:span><text:span text:style-name="T28_57">people</text:span><text:span text:style-name="T28_58"><text:s/></text:span><text:span text:style-name="T28_59">will</text:span><text:span text:style-name="T28_60"><text:s/></text:span><text:span text:style-name="T28_61">ask</text:span><text:span text:style-name="T28_62"><text:s/></text:span><text:span text:style-name="T28_63">you</text:span><text:span text:style-name="T28_64"><text:s/></text:span><text:span text:style-name="T28_65">about</text:span><text:span text:style-name="T28_66"><text:s/></text:span><text:span text:style-name="T28_67">it</text:span><text:span text:style-name="T28_68">.</text:span></text:p>
      <text:p text:style-name="P29"/>
      <text:p text:style-name="P30"><text:span text:style-name="T30_1">Silvester</text:span><text:span text:style-name="T30_2">’</text:span><text:span text:style-name="T30_3">s</text:span><text:span text:style-name="T30_4"><text:s/></text:span><text:span text:style-name="T30_5">Supplie</text:span><text:span text:style-name="T30_6">s</text:span><text:span text:style-name="T30_7"><text:s/>-<text:s/></text:span><text:span text:style-name="T30_8">Susannah</text:span><text:span text:style-name="T30_9"><text:s/></text:span><text:span text:style-name="T30_10">Silvester</text:span><text:span text:style-name="T30_11"><text:s/>-<text:s/></text:span><text:span text:style-name="T30_12">no</text:span><text:span text:style-name="T30_13"><text:s/></text:span><text:span text:style-name="T30_14">debt</text:span><text:span text:style-name="T30_15"><text:s/></text:span><text:span text:style-name="T30_16">to</text:span><text:span text:style-name="T30_17"><text:s/></text:span><text:span text:style-name="T30_18">Rosencrantz</text:span><text:span text:style-name="T30_19"><text:s/></text:span><text:span text:style-name="T30_20">Money</text:span><text:span text:style-name="T30_21"><text:s/></text:span><text:span text:style-name="T30_22">Lending</text:span></text:p>
      <text:p text:style-name="P31"><text:span text:style-name="T31_1">Blythes</text:span><text:span text:style-name="T31_2">’<text:s/></text:span><text:span text:style-name="T31_3">Butchery</text:span><text:span text:style-name="T31_4"><text:s/>-<text:s/></text:span><text:span text:style-name="T31_5">Helen</text:span><text:span text:style-name="T31_6"><text:s/></text:span><text:span text:style-name="T31_7">Blythe</text:span><text:span text:style-name="T31_8"><text:s/>-<text:s/></text:span><text:span text:style-name="T31_9">no</text:span><text:span text:style-name="T31_10"><text:s/></text:span><text:span text:style-name="T31_11">debt</text:span><text:span text:style-name="T31_12"><text:s/></text:span><text:span text:style-name="T31_13">to</text:span><text:span text:style-name="T31_14"><text:s/></text:span><text:span text:style-name="T31_15">Rosencrantz</text:span><text:span text:style-name="T31_16"><text:s/></text:span><text:span text:style-name="T31_17">Money</text:span><text:span text:style-name="T31_18"><text:s/></text:span><text:span text:style-name="T31_19">Lending</text:span></text:p>
      <text:p text:style-name="P32"><text:span text:style-name="T32_1">Briar</text:span><text:span text:style-name="T32_2">’</text:span><text:span text:style-name="T32_3">s</text:span><text:span text:style-name="T32_4"><text:s/></text:span><text:span text:style-name="T32_5">wax</text:span><text:span text:style-name="T32_6"><text:s/></text:span><text:span text:style-name="T32_7">and</text:span><text:span text:style-name="T32_8"><text:s/></text:span><text:span text:style-name="T32_9">fires</text:span><text:span text:style-name="T32_10"><text:s/></text:span><text:span text:style-name="T32_11"><text:s/>-<text:s/></text:span><text:span text:style-name="T32_12">Emery</text:span><text:span text:style-name="T32_13"><text:s/></text:span><text:span text:style-name="T32_14">Briar</text:span><text:span text:style-name="T32_15"><text:s text:c="2"/>-<text:s/>5<text:s/></text:span><text:span text:style-name="T32_16">pounds</text:span><text:span text:style-name="T32_17"><text:s/></text:span><text:span text:style-name="T32_18">of</text:span><text:span text:style-name="T32_19"><text:s/></text:span><text:span text:style-name="T32_20">debt</text:span><text:span text:style-name="T32_21"><text:s/></text:span><text:span text:style-name="T32_22">to</text:span><text:span text:style-name="T32_23"><text:s/></text:span><text:span text:style-name="T32_24">Rosencrantz</text:span><text:span text:style-name="T32_25"><text:s/></text:span><text:span text:style-name="T32_26">Money</text:span><text:span text:style-name="T32_27"><text:s/></text:span><text:span text:style-name="T32_28">Lending</text:span></text:p>
      <text:p text:style-name="P33"><text:span text:style-name="T33_1">Williams</text:span><text:span text:style-name="T33_2"><text:s/></text:span><text:span text:style-name="T33_3">Medical</text:span><text:span text:style-name="T33_4"><text:s/>-<text:s/></text:span><text:span text:style-name="T33_5">Wendel</text:span><text:span text:style-name="T33_6"><text:s/></text:span><text:span text:style-name="T33_7">Williams</text:span><text:span text:style-name="T33_8"><text:s/>-<text:s/>5<text:s/></text:span><text:span text:style-name="T33_9">pounds</text:span><text:span text:style-name="T33_10"><text:s/></text:span><text:span text:style-name="T33_11">of</text:span><text:span text:style-name="T33_12"><text:s/></text:span><text:span text:style-name="T33_13">debt</text:span><text:span text:style-name="T33_14"><text:s/></text:span><text:span text:style-name="T33_15">to</text:span><text:span text:style-name="T33_16"><text:s/></text:span><text:span text:style-name="T33_17">Rosencrantz</text:span><text:span text:style-name="T33_18"><text:s/></text:span><text:span text:style-name="T33_19">Money</text:span><text:span text:style-name="T33_20"><text:s/></text:span><text:span text:style-name="T33_21">Lending</text:span></text:p>
      <text:p text:style-name="P34"><text:span text:style-name="T34_1">Rosencrantz</text:span><text:span text:style-name="T34_2"><text:s/></text:span><text:span text:style-name="T34_3">Money</text:span><text:span text:style-name="T34_4"><text:s/></text:span><text:span text:style-name="T34_5">Lending</text:span><text:span text:style-name="T34_6"><text:s/>-<text:s/></text:span><text:span text:style-name="T34_7">Isaac</text:span><text:span text:style-name="T34_8"><text:s/></text:span><text:span text:style-name="T34_9">Rosencrantz</text:span></text:p>
      <text:p text:style-name="P35"/>
      <text:p text:style-name="P36"><text:span text:style-name="T36_1">You</text:span><text:span text:style-name="T36_2"><text:s/></text:span><text:span text:style-name="T36_3">are</text:span><text:span text:style-name="T36_4"><text:s/></text:span><text:span text:style-name="T36_5">fluent</text:span><text:span text:style-name="T36_6"><text:s/></text:span><text:span text:style-name="T36_7">in</text:span><text:span text:style-name="T36_8"><text:s/></text:span><text:span text:style-name="T36_9">Hebrew</text:span><text:span text:style-name="T36_10">.<text:s/></text:span><text:span text:style-name="T36_11">You</text:span><text:span text:style-name="T36_12"><text:s/></text:span><text:span text:style-name="T36_13">may</text:span><text:span text:style-name="T36_14"><text:s/></text:span><text:span text:style-name="T36_15">ask</text:span><text:span text:style-name="T36_16"><text:s/></text:span><text:span text:style-name="T36_17">the</text:span><text:span text:style-name="T36_18"><text:s/></text:span><text:span text:style-name="T36_19">Host</text:span><text:span text:style-name="T36_20"><text:s/></text:span><text:span text:style-name="T36_21">for</text:span><text:span text:style-name="T36_22"><text:s/></text:span><text:span text:style-name="T36_23">any</text:span><text:span text:style-name="T36_24"><text:s/></text:span><text:span text:style-name="T36_25">Hebrew</text:span><text:span text:style-name="T36_26"><text:s/></text:span><text:span text:style-name="T36_27">translation</text:span><text:span text:style-name="T36_28"><text:s/></text:span><text:span text:style-name="T36_29">if</text:span><text:span text:style-name="T36_30"><text:s/></text:span><text:span text:style-name="T36_31">the</text:span><text:span text:style-name="T36_32"><text:s/></text:span><text:span text:style-name="T36_33">need</text:span><text:span text:style-name="T36_34"><text:s/></text:span><text:span text:style-name="T36_35">arises</text:span><text:span text:style-name="T36_36">.</text:span></text:p>
      <text:p text:style-name="P37"/>
      <text:h text:style-name="P38" text:outline-level="10"><text:bookmark-start text:name="h.bbi1pm14n9br"/><text:bookmark-end text:name="h.bbi1pm14n9br"/><text:span text:style-name="T38_1">Your</text:span><text:span text:style-name="T38_2"><text:s/></text:span><text:span text:style-name="T38_3">Goals</text:span></text:h>
      <text:p text:style-name="P39"/>
      <text:list text:style-name="LS2" xml:id="list2">
        <text:list-item>
          <text:p text:style-name="P40"><text:span text:style-name="T40_1">Find</text:span><text:span text:style-name="T40_2"><text:s/></text:span><text:span text:style-name="T40_3">a</text:span><text:span text:style-name="T40_4"><text:s/></text:span><text:span text:style-name="T40_5">way</text:span><text:span text:style-name="T40_6"><text:s/></text:span><text:span text:style-name="T40_7">to</text:span><text:span text:style-name="T40_8"><text:s/></text:span><text:span text:style-name="T40_9">ensure</text:span><text:span text:style-name="T40_10"><text:s/></text:span><text:span text:style-name="T40_11">that</text:span><text:span text:style-name="T40_12"><text:s/></text:span><text:span text:style-name="T40_13">the</text:span><text:span text:style-name="T40_14"><text:s/></text:span><text:span text:style-name="T40_15">repayment</text:span><text:span text:style-name="T40_16"><text:s/></text:span><text:span text:style-name="T40_17">of</text:span><text:span text:style-name="T40_18"><text:s/></text:span><text:span text:style-name="T40_19">the</text:span><text:span text:style-name="T40_20"><text:s/></text:span><text:span text:style-name="T40_21">moneys</text:span><text:span text:style-name="T40_22"><text:s/></text:span><text:span text:style-name="T40_23">borrowed</text:span><text:span text:style-name="T40_24"><text:s/></text:span><text:span text:style-name="T40_25">to</text:span><text:span text:style-name="T40_26"><text:s/></text:span><text:span text:style-name="T40_27">Duke</text:span><text:span text:style-name="T40_28"><text:s/></text:span><text:span text:style-name="T40_29">Smallwood</text:span><text:span text:style-name="T40_30"><text:s/></text:span><text:span text:style-name="T40_31">will</text:span><text:span text:style-name="T40_32"><text:s/></text:span><text:span text:style-name="T40_33">be</text:span><text:span text:style-name="T40_34"><text:s/></text:span><text:span text:style-name="T40_35">repaid</text:span><text:span text:style-name="T40_36">/<text:s/></text:span><text:span text:style-name="T40_37">recovered</text:span><text:span text:style-name="T40_38">.</text:span></text:p>
        </text:list-item>
        <text:list-item>
          <text:p text:style-name="P41"><text:span text:style-name="T41_1">Ensure</text:span><text:span text:style-name="T41_2"><text:s/></text:span><text:span text:style-name="T41_3">that</text:span><text:span text:style-name="T41_4"><text:s/></text:span><text:span text:style-name="T41_5">construction</text:span><text:span text:style-name="T41_6"><text:s/></text:span><text:span text:style-name="T41_7">of</text:span><text:span text:style-name="T41_8"><text:s/></text:span><text:span text:style-name="T41_9">the</text:span><text:span text:style-name="T41_10"><text:s/></text:span><text:span text:style-name="T41_11">cathedral</text:span><text:span text:style-name="T41_12"><text:s/></text:span><text:span text:style-name="T41_13">continues</text:span><text:span text:style-name="T41_14">.</text:span></text:p>
        </text:list-item>
        <text:list-item>
          <text:p text:style-name="P42"><text:span text:style-name="T42_1">Obtain</text:span><text:span text:style-name="T42_2"><text:s/></text:span><text:span text:style-name="T42_3">payment</text:span><text:span text:style-name="T42_4"><text:s/></text:span><text:span text:style-name="T42_5">of</text:span><text:span text:style-name="T42_6"><text:s/></text:span><text:span text:style-name="T42_7">the</text:span><text:span text:style-name="T42_8"><text:s/>2</text:span><text:span text:style-name="T42_9"><text:s/></text:span><text:span text:style-name="T42_10">pounds</text:span><text:span text:style-name="T42_11"><text:s/></text:span><text:span text:style-name="T42_12">owing</text:span><text:span text:style-name="T42_13"><text:s/></text:span><text:span text:style-name="T42_14">to</text:span><text:span text:style-name="T42_15"><text:s/></text:span><text:span text:style-name="T42_16">you</text:span><text:span text:style-name="T42_17"><text:s/></text:span><text:span text:style-name="T42_18">by</text:span><text:span text:style-name="T42_19"><text:s/></text:span><text:span text:style-name="T42_20">Lucy</text:span><text:span text:style-name="T42_21"><text:s/></text:span><text:span text:style-name="T42_22">Gadrill</text:span></text:p>
        </text:list-item>
        <text:list-item>
          <text:p text:style-name="P43"><text:span text:style-name="T43_1">Don</text:span><text:span text:style-name="T43_2">’</text:span><text:span text:style-name="T43_3">t</text:span><text:span text:style-name="T43_4"><text:s/></text:span><text:span text:style-name="T43_5">get</text:span><text:span text:style-name="T43_6"><text:s/></text:span><text:span text:style-name="T43_7">arrested</text:span><text:span text:style-name="T43_8"><text:s/></text:span><text:span text:style-name="T43_9">or</text:span><text:span text:style-name="T43_10"><text:s/></text:span><text:span text:style-name="T43_11">fined</text:span><text:span text:style-name="T43_12"><text:s/></text:span><text:span text:style-name="T43_13">for</text:span><text:span text:style-name="T43_14"><text:s/></text:span><text:span text:style-name="T43_15">your</text:span><text:span text:style-name="T43_16"><text:s/></text:span><text:span text:style-name="T43_17">role</text:span><text:span text:style-name="T43_18"><text:s/></text:span><text:span text:style-name="T43_19">in</text:span><text:span text:style-name="T43_20"><text:s/></text:span><text:span text:style-name="T43_21">staging</text:span><text:span text:style-name="T43_22"><text:s/></text:span><text:span text:style-name="T43_23">the</text:span><text:span text:style-name="T43_24"><text:s/></text:span><text:span text:style-name="T43_25">occult</text:span><text:span text:style-name="T43_26"><text:s/></text:span><text:span text:style-name="T43_27">scenes</text:span><text:span text:style-name="T43_28">.</text:span></text:p>
        </text:list-item>
        <text:list-item>
          <text:p text:style-name="P44"><text:span text:style-name="T44_1">Solve</text:span><text:span text:style-name="T44_2"><text:s/></text:span><text:span text:style-name="T44_3">the</text:span><text:span text:style-name="T44_4"><text:s/></text:span><text:span text:style-name="T44_5">murder</text:span><text:span text:style-name="T44_6"><text:s/></text:span><text:span text:style-name="T44_7">of</text:span><text:span text:style-name="T44_8"><text:s/></text:span><text:span text:style-name="T44_9">Duke</text:span><text:span text:style-name="T44_10"><text:s/></text:span><text:span text:style-name="T44_11">Smallwood</text:span><text:span text:style-name="T44_12">.<text:s/></text:span><text:span text:style-name="T44_13">It</text:span><text:span text:style-name="T44_14"><text:s/></text:span><text:span text:style-name="T44_15">may</text:span><text:span text:style-name="T44_16"><text:s/></text:span><text:span text:style-name="T44_17">be</text:span><text:span text:style-name="T44_18"><text:s/></text:span><text:span text:style-name="T44_19">connected</text:span><text:span text:style-name="T44_20"><text:s/></text:span><text:span text:style-name="T44_21">to</text:span><text:span text:style-name="T44_22"><text:s/></text:span><text:span text:style-name="T44_23">the</text:span><text:span text:style-name="T44_24"><text:s/></text:span><text:span text:style-name="T44_25">financing</text:span><text:span text:style-name="T44_26"><text:s/></text:span><text:span text:style-name="T44_27">of</text:span><text:span text:style-name="T44_28"><text:s/></text:span><text:span text:style-name="T44_29">the</text:span><text:span text:style-name="T44_30"><text:s/></text:span><text:span text:style-name="T44_31">cathedral</text:span><text:span text:style-name="T44_32"><text:s/></text:span><text:span text:style-name="T44_33">after</text:span><text:span text:style-name="T44_34"><text:s/></text:span><text:span text:style-name="T44_35">all</text:span><text:span text:style-name="T44_36">.<text:s/></text:span><text:span text:style-name="T44_37">You</text:span><text:span text:style-name="T44_38"><text:s/></text:span><text:span text:style-name="T44_39">could</text:span><text:span text:style-name="T44_40"><text:s/></text:span><text:span text:style-name="T44_41">be</text:span><text:span text:style-name="T44_42"><text:s/></text:span><text:span text:style-name="T44_43">next</text:span><text:span text:style-name="T44_44">!</text:span></text:p>
        </text:list-item>
      </text:list>
      <text:p text:style-name="P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